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/>
    <style:style style:name="ce4" style:family="table-cell" style:parent-style-name="Default" style:data-style-name="N36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846666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(</text:p>
          </table:table-cell>
          <table:table-cell office:value-type="string" table:style-name="ce1">
            <text:p>"period"</text:p>
          </table:table-cell>
          <table:table-cell office:value-type="string" table:style-name="ce1">
            <text:p>,</text:p>
          </table:table-cell>
          <table:table-cell office:value-type="string" table:style-name="ce2">
            <text:p>start_date</text:p>
          </table:table-cell>
          <table:table-cell office:value-type="string" table:style-name="ce1">
            <text:p>,</text:p>
          </table:table-cell>
          <table:table-cell office:value-type="string" table:style-name="ce2">
            <text:p>end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inalized</text:p>
          </table:table-cell>
          <table:table-cell office:value-type="string" table:style-name="ce1">
            <text:p>,</text:p>
          </table:table-cell>
          <table:table-cell office:value-type="string" table:style-name="ce2">
            <text:p>mt011</text:p>
          </table:table-cell>
          <table:table-cell office:value-type="string" table:style-name="ce2">
            <text:p>,</text:p>
          </table:table-cell>
          <table:table-cell office:value-type="string" table:style-name="ce1">
            <text:p>ppy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yment_date</text:p>
          </table:table-cell>
          <table:table-cell office:value-type="string" table:style-name="ce1">
            <text:p>)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1</text:p>
          </table:table-cell>
          <table:table-cell office:value-type="string" table:style-name="ce3">
            <text:p>','</text:p>
          </table:table-cell>
          <table:table-cell office:value-type="date" office:date-value="2008-12-26T00:00:00" table:style-name="ce2">
            <text:p>2008-12-26</text:p>
          </table:table-cell>
          <table:table-cell office:value-type="string" table:style-name="ce3">
            <text:p>','</text:p>
          </table:table-cell>
          <table:table-cell office:value-type="date" office:date-value="2009-01-15T00:00:00" table:style-name="ce2">
            <text:p>2009-01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1-05T00:00:00" table:style-name="ce2">
            <text:p>2009-01-05</text:p>
          </table:table-cell>
          <table:table-cell office:value-type="string" table:style-name="ce4">
            <text:p>',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2</text:p>
          </table:table-cell>
          <table:table-cell office:value-type="string" table:style-name="ce3">
            <text:p>','</text:p>
          </table:table-cell>
          <table:table-cell office:value-type="date" office:date-value="2009-01-16T00:00:00" table:style-name="ce2">
            <text:p>2009-01-16</text:p>
          </table:table-cell>
          <table:table-cell office:value-type="string" table:style-name="ce3">
            <text:p>','</text:p>
          </table:table-cell>
          <table:table-cell office:value-type="date" office:date-value="2009-02-05T00:00:00" table:style-name="ce2">
            <text:p>2009-02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1-25T00:00:00" table:style-name="ce2">
            <text:p>2009-01-25</text:p>
          </table:table-cell>
          <table:table-cell office:value-type="string" table:style-name="ce4">
            <text:p>',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3</text:p>
          </table:table-cell>
          <table:table-cell office:value-type="string" table:style-name="ce3">
            <text:p>','</text:p>
          </table:table-cell>
          <table:table-cell office:value-type="date" office:date-value="2009-02-06T00:00:00" table:style-name="ce2">
            <text:p>2009-02-06</text:p>
          </table:table-cell>
          <table:table-cell office:value-type="string" table:style-name="ce3">
            <text:p>','</text:p>
          </table:table-cell>
          <table:table-cell office:value-type="date" office:date-value="2009-02-25T00:00:00" table:style-name="ce2">
            <text:p>2009-02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2-15T00:00:00" table:style-name="ce2">
            <text:p>2009-02-15</text:p>
          </table:table-cell>
          <table:table-cell office:value-type="string" table:style-name="ce4">
            <text:p>',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4</text:p>
          </table:table-cell>
          <table:table-cell office:value-type="string" table:style-name="ce3">
            <text:p>','</text:p>
          </table:table-cell>
          <table:table-cell office:value-type="date" office:date-value="2009-02-26T00:00:00" table:style-name="ce2">
            <text:p>2009-02-26</text:p>
          </table:table-cell>
          <table:table-cell office:value-type="string" table:style-name="ce3">
            <text:p>','</text:p>
          </table:table-cell>
          <table:table-cell office:value-type="date" office:date-value="2009-03-15T00:00:00" table:style-name="ce2">
            <text:p>2009-03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3-05T00:00:00" table:style-name="ce2">
            <text:p>2009-03-05</text:p>
          </table:table-cell>
          <table:table-cell office:value-type="string" table:style-name="ce4">
            <text:p>',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5</text:p>
          </table:table-cell>
          <table:table-cell office:value-type="string" table:style-name="ce3">
            <text:p>','</text:p>
          </table:table-cell>
          <table:table-cell office:value-type="date" office:date-value="2009-03-16T00:00:00" table:style-name="ce2">
            <text:p>2009-03-16</text:p>
          </table:table-cell>
          <table:table-cell office:value-type="string" table:style-name="ce3">
            <text:p>','</text:p>
          </table:table-cell>
          <table:table-cell office:value-type="date" office:date-value="2009-04-05T00:00:00" table:style-name="ce2">
            <text:p>2009-04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3-25T00:00:00" table:style-name="ce2">
            <text:p>2009-03-25</text:p>
          </table:table-cell>
          <table:table-cell office:value-type="string" table:style-name="ce4">
            <text:p>',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6</text:p>
          </table:table-cell>
          <table:table-cell office:value-type="string" table:style-name="ce3">
            <text:p>','</text:p>
          </table:table-cell>
          <table:table-cell office:value-type="date" office:date-value="2009-04-06T00:00:00" table:style-name="ce2">
            <text:p>2009-04-06</text:p>
          </table:table-cell>
          <table:table-cell office:value-type="string" table:style-name="ce3">
            <text:p>','</text:p>
          </table:table-cell>
          <table:table-cell office:value-type="date" office:date-value="2009-04-26T00:00:00" table:style-name="ce2">
            <text:p>2009-04-26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4-15T00:00:00" table:style-name="ce2">
            <text:p>2009-04-15</text:p>
          </table:table-cell>
          <table:table-cell office:value-type="string" table:style-name="ce4">
            <text:p>',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7</text:p>
          </table:table-cell>
          <table:table-cell office:value-type="string" table:style-name="ce3">
            <text:p>','</text:p>
          </table:table-cell>
          <table:table-cell office:value-type="date" office:date-value="2009-04-27T00:00:00" table:style-name="ce2">
            <text:p>2009-04-27</text:p>
          </table:table-cell>
          <table:table-cell office:value-type="string" table:style-name="ce3">
            <text:p>','</text:p>
          </table:table-cell>
          <table:table-cell office:value-type="date" office:date-value="2009-05-15T00:00:00" table:style-name="ce2">
            <text:p>2009-05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5-05T00:00:00" table:style-name="ce2">
            <text:p>2009-05-05</text:p>
          </table:table-cell>
          <table:table-cell office:value-type="string" table:style-name="ce4">
            <text:p>',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8</text:p>
          </table:table-cell>
          <table:table-cell office:value-type="string" table:style-name="ce3">
            <text:p>','</text:p>
          </table:table-cell>
          <table:table-cell office:value-type="date" office:date-value="2009-05-16T00:00:00" table:style-name="ce2">
            <text:p>2009-05-16</text:p>
          </table:table-cell>
          <table:table-cell office:value-type="string" table:style-name="ce3">
            <text:p>','</text:p>
          </table:table-cell>
          <table:table-cell office:value-type="date" office:date-value="2009-06-05T00:00:00" table:style-name="ce2">
            <text:p>2009-06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5-25T00:00:00" table:style-name="ce2">
            <text:p>2009-05-25</text:p>
          </table:table-cell>
          <table:table-cell office:value-type="string" table:style-name="ce4">
            <text:p>',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09</text:p>
          </table:table-cell>
          <table:table-cell office:value-type="string" table:style-name="ce3">
            <text:p>','</text:p>
          </table:table-cell>
          <table:table-cell office:value-type="date" office:date-value="2009-06-06T00:00:00" table:style-name="ce2">
            <text:p>2009-06-06</text:p>
          </table:table-cell>
          <table:table-cell office:value-type="string" table:style-name="ce3">
            <text:p>','</text:p>
          </table:table-cell>
          <table:table-cell office:value-type="date" office:date-value="2009-06-25T00:00:00" table:style-name="ce2">
            <text:p>2009-06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6-15T00:00:00" table:style-name="ce2">
            <text:p>2009-06-15</text:p>
          </table:table-cell>
          <table:table-cell office:value-type="string" table:style-name="ce4">
            <text:p>',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0</text:p>
          </table:table-cell>
          <table:table-cell office:value-type="string" table:style-name="ce3">
            <text:p>','</text:p>
          </table:table-cell>
          <table:table-cell office:value-type="date" office:date-value="2009-06-26T00:00:00" table:style-name="ce2">
            <text:p>2009-06-26</text:p>
          </table:table-cell>
          <table:table-cell office:value-type="string" table:style-name="ce3">
            <text:p>','</text:p>
          </table:table-cell>
          <table:table-cell office:value-type="date" office:date-value="2009-07-15T00:00:00" table:style-name="ce2">
            <text:p>2009-07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7-05T00:00:00" table:style-name="ce2">
            <text:p>2009-07-05</text:p>
          </table:table-cell>
          <table:table-cell office:value-type="string" table:style-name="ce4">
            <text:p>',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1</text:p>
          </table:table-cell>
          <table:table-cell office:value-type="string" table:style-name="ce3">
            <text:p>','</text:p>
          </table:table-cell>
          <table:table-cell office:value-type="date" office:date-value="2009-07-16T00:00:00" table:style-name="ce2">
            <text:p>2009-07-16</text:p>
          </table:table-cell>
          <table:table-cell office:value-type="string" table:style-name="ce3">
            <text:p>','</text:p>
          </table:table-cell>
          <table:table-cell office:value-type="date" office:date-value="2009-08-05T00:00:00" table:style-name="ce2">
            <text:p>2009-08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7-25T00:00:00" table:style-name="ce2">
            <text:p>2009-07-25</text:p>
          </table:table-cell>
          <table:table-cell office:value-type="string" table:style-name="ce4">
            <text:p>',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2</text:p>
          </table:table-cell>
          <table:table-cell office:value-type="string" table:style-name="ce3">
            <text:p>','</text:p>
          </table:table-cell>
          <table:table-cell office:value-type="date" office:date-value="2009-08-06T00:00:00" table:style-name="ce2">
            <text:p>2009-08-06</text:p>
          </table:table-cell>
          <table:table-cell office:value-type="string" table:style-name="ce3">
            <text:p>','</text:p>
          </table:table-cell>
          <table:table-cell office:value-type="date" office:date-value="2009-08-25T00:00:00" table:style-name="ce2">
            <text:p>2009-08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8-15T00:00:00" table:style-name="ce2">
            <text:p>2009-08-15</text:p>
          </table:table-cell>
          <table:table-cell office:value-type="string" table:style-name="ce4">
            <text:p>',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3</text:p>
          </table:table-cell>
          <table:table-cell office:value-type="string" table:style-name="ce3">
            <text:p>','</text:p>
          </table:table-cell>
          <table:table-cell office:value-type="date" office:date-value="2009-08-26T00:00:00" table:style-name="ce2">
            <text:p>2009-08-26</text:p>
          </table:table-cell>
          <table:table-cell office:value-type="string" table:style-name="ce3">
            <text:p>','</text:p>
          </table:table-cell>
          <table:table-cell office:value-type="date" office:date-value="2009-09-15T00:00:00" table:style-name="ce2">
            <text:p>2009-09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9-05T00:00:00" table:style-name="ce2">
            <text:p>2009-09-05</text:p>
          </table:table-cell>
          <table:table-cell office:value-type="string" table:style-name="ce4">
            <text:p>',</text:p>
          </table:table-cell>
          <table:table-cell office:value-type="float" office:value="1352" table:style-name="ce1">
            <text:p>13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4</text:p>
          </table:table-cell>
          <table:table-cell office:value-type="string" table:style-name="ce3">
            <text:p>','</text:p>
          </table:table-cell>
          <table:table-cell office:value-type="date" office:date-value="2009-09-16T00:00:00" table:style-name="ce2">
            <text:p>2009-09-16</text:p>
          </table:table-cell>
          <table:table-cell office:value-type="string" table:style-name="ce3">
            <text:p>','</text:p>
          </table:table-cell>
          <table:table-cell office:value-type="date" office:date-value="2009-10-05T00:00:00" table:style-name="ce2">
            <text:p>2009-10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09-25T00:00:00" table:style-name="ce2">
            <text:p>2009-09-25</text:p>
          </table:table-cell>
          <table:table-cell office:value-type="string" table:style-name="ce4">
            <text:p>',</text:p>
          </table:table-cell>
          <table:table-cell office:value-type="float" office:value="1452" table:style-name="ce1">
            <text:p>14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5</text:p>
          </table:table-cell>
          <table:table-cell office:value-type="string" table:style-name="ce3">
            <text:p>','</text:p>
          </table:table-cell>
          <table:table-cell office:value-type="date" office:date-value="2009-10-06T00:00:00" table:style-name="ce2">
            <text:p>2009-10-06</text:p>
          </table:table-cell>
          <table:table-cell office:value-type="string" table:style-name="ce3">
            <text:p>','</text:p>
          </table:table-cell>
          <table:table-cell office:value-type="date" office:date-value="2009-10-25T00:00:00" table:style-name="ce2">
            <text:p>2009-10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10-15T00:00:00" table:style-name="ce2">
            <text:p>2009-10-15</text:p>
          </table:table-cell>
          <table:table-cell office:value-type="string" table:style-name="ce4">
            <text:p>',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6</text:p>
          </table:table-cell>
          <table:table-cell office:value-type="string" table:style-name="ce3">
            <text:p>','</text:p>
          </table:table-cell>
          <table:table-cell office:value-type="date" office:date-value="2009-10-26T00:00:00" table:style-name="ce2">
            <text:p>2009-10-26</text:p>
          </table:table-cell>
          <table:table-cell office:value-type="string" table:style-name="ce3">
            <text:p>','</text:p>
          </table:table-cell>
          <table:table-cell office:value-type="date" office:date-value="2009-11-15T00:00:00" table:style-name="ce2">
            <text:p>2009-11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11-05T00:00:00" table:style-name="ce2">
            <text:p>2009-11-05</text:p>
          </table:table-cell>
          <table:table-cell office:value-type="string" table:style-name="ce4">
            <text:p>',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7</text:p>
          </table:table-cell>
          <table:table-cell office:value-type="string" table:style-name="ce3">
            <text:p>','</text:p>
          </table:table-cell>
          <table:table-cell office:value-type="date" office:date-value="2009-11-16T00:00:00" table:style-name="ce2">
            <text:p>2009-11-16</text:p>
          </table:table-cell>
          <table:table-cell office:value-type="string" table:style-name="ce3">
            <text:p>','</text:p>
          </table:table-cell>
          <table:table-cell office:value-type="date" office:date-value="2009-12-05T00:00:00" table:style-name="ce2">
            <text:p>2009-12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11-25T00:00:00" table:style-name="ce2">
            <text:p>2009-11-25</text:p>
          </table:table-cell>
          <table:table-cell office:value-type="string" table:style-name="ce4">
            <text:p>',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1</text:p>
          </table:table-cell>
          <table:table-cell office:value-type="string" table:style-name="ce3">
            <text:p>','</text:p>
          </table:table-cell>
          <table:table-cell office:value-type="date" office:date-value="2009-12-26T00:00:00" table:style-name="ce2">
            <text:p>2009-12-26</text:p>
          </table:table-cell>
          <table:table-cell office:value-type="string" table:style-name="ce3">
            <text:p>','</text:p>
          </table:table-cell>
          <table:table-cell office:value-type="date" office:date-value="2010-01-15T00:00:00" table:style-name="ce2">
            <text:p>2010-01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1-05T00:00:00" table:style-name="ce2">
            <text:p>2010-01-05</text:p>
          </table:table-cell>
          <table:table-cell office:value-type="string" table:style-name="ce4">
            <text:p>',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2</text:p>
          </table:table-cell>
          <table:table-cell office:value-type="string" table:style-name="ce3">
            <text:p>','</text:p>
          </table:table-cell>
          <table:table-cell office:value-type="date" office:date-value="2010-01-16T00:00:00" table:style-name="ce2">
            <text:p>2010-01-16</text:p>
          </table:table-cell>
          <table:table-cell office:value-type="string" table:style-name="ce3">
            <text:p>','</text:p>
          </table:table-cell>
          <table:table-cell office:value-type="date" office:date-value="2010-02-05T00:00:00" table:style-name="ce2">
            <text:p>2010-02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1-25T00:00:00" table:style-name="ce2">
            <text:p>2010-01-25</text:p>
          </table:table-cell>
          <table:table-cell office:value-type="string" table:style-name="ce4">
            <text:p>',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3</text:p>
          </table:table-cell>
          <table:table-cell office:value-type="string" table:style-name="ce3">
            <text:p>','</text:p>
          </table:table-cell>
          <table:table-cell office:value-type="date" office:date-value="2010-02-06T00:00:00" table:style-name="ce2">
            <text:p>2010-02-06</text:p>
          </table:table-cell>
          <table:table-cell office:value-type="string" table:style-name="ce3">
            <text:p>','</text:p>
          </table:table-cell>
          <table:table-cell office:value-type="date" office:date-value="2010-02-25T00:00:00" table:style-name="ce2">
            <text:p>2010-02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2-15T00:00:00" table:style-name="ce2">
            <text:p>2010-02-15</text:p>
          </table:table-cell>
          <table:table-cell office:value-type="string" table:style-name="ce4">
            <text:p>',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4</text:p>
          </table:table-cell>
          <table:table-cell office:value-type="string" table:style-name="ce3">
            <text:p>','</text:p>
          </table:table-cell>
          <table:table-cell office:value-type="date" office:date-value="2010-02-26T00:00:00" table:style-name="ce2">
            <text:p>2010-02-26</text:p>
          </table:table-cell>
          <table:table-cell office:value-type="string" table:style-name="ce3">
            <text:p>','</text:p>
          </table:table-cell>
          <table:table-cell office:value-type="date" office:date-value="2010-03-15T00:00:00" table:style-name="ce2">
            <text:p>2010-03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3-05T00:00:00" table:style-name="ce2">
            <text:p>2010-03-05</text:p>
          </table:table-cell>
          <table:table-cell office:value-type="string" table:style-name="ce4">
            <text:p>',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5</text:p>
          </table:table-cell>
          <table:table-cell office:value-type="string" table:style-name="ce3">
            <text:p>','</text:p>
          </table:table-cell>
          <table:table-cell office:value-type="date" office:date-value="2010-03-16T00:00:00" table:style-name="ce2">
            <text:p>2010-03-16</text:p>
          </table:table-cell>
          <table:table-cell office:value-type="string" table:style-name="ce3">
            <text:p>','</text:p>
          </table:table-cell>
          <table:table-cell office:value-type="date" office:date-value="2010-04-05T00:00:00" table:style-name="ce2">
            <text:p>2010-04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3-25T00:00:00" table:style-name="ce2">
            <text:p>2010-03-25</text:p>
          </table:table-cell>
          <table:table-cell office:value-type="string" table:style-name="ce4">
            <text:p>',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6</text:p>
          </table:table-cell>
          <table:table-cell office:value-type="string" table:style-name="ce3">
            <text:p>','</text:p>
          </table:table-cell>
          <table:table-cell office:value-type="date" office:date-value="2010-04-06T00:00:00" table:style-name="ce2">
            <text:p>2010-04-06</text:p>
          </table:table-cell>
          <table:table-cell office:value-type="string" table:style-name="ce3">
            <text:p>','</text:p>
          </table:table-cell>
          <table:table-cell office:value-type="date" office:date-value="2010-04-26T00:00:00" table:style-name="ce2">
            <text:p>2010-04-26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4-15T00:00:00" table:style-name="ce2">
            <text:p>2010-04-15</text:p>
          </table:table-cell>
          <table:table-cell office:value-type="string" table:style-name="ce4">
            <text:p>',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7</text:p>
          </table:table-cell>
          <table:table-cell office:value-type="string" table:style-name="ce3">
            <text:p>','</text:p>
          </table:table-cell>
          <table:table-cell office:value-type="date" office:date-value="2010-04-27T00:00:00" table:style-name="ce2">
            <text:p>2010-04-27</text:p>
          </table:table-cell>
          <table:table-cell office:value-type="string" table:style-name="ce3">
            <text:p>','</text:p>
          </table:table-cell>
          <table:table-cell office:value-type="date" office:date-value="2010-05-15T00:00:00" table:style-name="ce2">
            <text:p>2010-05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5-05T00:00:00" table:style-name="ce2">
            <text:p>2010-05-05</text:p>
          </table:table-cell>
          <table:table-cell office:value-type="string" table:style-name="ce4">
            <text:p>',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8</text:p>
          </table:table-cell>
          <table:table-cell office:value-type="string" table:style-name="ce3">
            <text:p>','</text:p>
          </table:table-cell>
          <table:table-cell office:value-type="date" office:date-value="2010-05-16T00:00:00" table:style-name="ce2">
            <text:p>2010-05-16</text:p>
          </table:table-cell>
          <table:table-cell office:value-type="string" table:style-name="ce3">
            <text:p>','</text:p>
          </table:table-cell>
          <table:table-cell office:value-type="date" office:date-value="2010-06-05T00:00:00" table:style-name="ce2">
            <text:p>2010-06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5-25T00:00:00" table:style-name="ce2">
            <text:p>2010-05-25</text:p>
          </table:table-cell>
          <table:table-cell office:value-type="string" table:style-name="ce4">
            <text:p>',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09</text:p>
          </table:table-cell>
          <table:table-cell office:value-type="string" table:style-name="ce3">
            <text:p>','</text:p>
          </table:table-cell>
          <table:table-cell office:value-type="date" office:date-value="2010-06-06T00:00:00" table:style-name="ce2">
            <text:p>2010-06-06</text:p>
          </table:table-cell>
          <table:table-cell office:value-type="string" table:style-name="ce3">
            <text:p>','</text:p>
          </table:table-cell>
          <table:table-cell office:value-type="date" office:date-value="2010-06-25T00:00:00" table:style-name="ce2">
            <text:p>2010-06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6-15T00:00:00" table:style-name="ce2">
            <text:p>2010-06-15</text:p>
          </table:table-cell>
          <table:table-cell office:value-type="string" table:style-name="ce4">
            <text:p>',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0</text:p>
          </table:table-cell>
          <table:table-cell office:value-type="string" table:style-name="ce3">
            <text:p>','</text:p>
          </table:table-cell>
          <table:table-cell office:value-type="date" office:date-value="2010-06-26T00:00:00" table:style-name="ce2">
            <text:p>2010-06-26</text:p>
          </table:table-cell>
          <table:table-cell office:value-type="string" table:style-name="ce3">
            <text:p>','</text:p>
          </table:table-cell>
          <table:table-cell office:value-type="date" office:date-value="2010-07-15T00:00:00" table:style-name="ce2">
            <text:p>2010-07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7-05T00:00:00" table:style-name="ce2">
            <text:p>2010-07-05</text:p>
          </table:table-cell>
          <table:table-cell office:value-type="string" table:style-name="ce4">
            <text:p>',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1</text:p>
          </table:table-cell>
          <table:table-cell office:value-type="string" table:style-name="ce3">
            <text:p>','</text:p>
          </table:table-cell>
          <table:table-cell office:value-type="date" office:date-value="2010-07-16T00:00:00" table:style-name="ce2">
            <text:p>2010-07-16</text:p>
          </table:table-cell>
          <table:table-cell office:value-type="string" table:style-name="ce3">
            <text:p>','</text:p>
          </table:table-cell>
          <table:table-cell office:value-type="date" office:date-value="2010-08-05T00:00:00" table:style-name="ce2">
            <text:p>2010-08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7-25T00:00:00" table:style-name="ce2">
            <text:p>2010-07-25</text:p>
          </table:table-cell>
          <table:table-cell office:value-type="string" table:style-name="ce4">
            <text:p>',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2</text:p>
          </table:table-cell>
          <table:table-cell office:value-type="string" table:style-name="ce3">
            <text:p>','</text:p>
          </table:table-cell>
          <table:table-cell office:value-type="date" office:date-value="2010-08-06T00:00:00" table:style-name="ce2">
            <text:p>2010-08-06</text:p>
          </table:table-cell>
          <table:table-cell office:value-type="string" table:style-name="ce3">
            <text:p>','</text:p>
          </table:table-cell>
          <table:table-cell office:value-type="date" office:date-value="2010-08-25T00:00:00" table:style-name="ce2">
            <text:p>2010-08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8-15T00:00:00" table:style-name="ce2">
            <text:p>2010-08-15</text:p>
          </table:table-cell>
          <table:table-cell office:value-type="string" table:style-name="ce4">
            <text:p>',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3</text:p>
          </table:table-cell>
          <table:table-cell office:value-type="string" table:style-name="ce3">
            <text:p>','</text:p>
          </table:table-cell>
          <table:table-cell office:value-type="date" office:date-value="2010-08-26T00:00:00" table:style-name="ce2">
            <text:p>2010-08-26</text:p>
          </table:table-cell>
          <table:table-cell office:value-type="string" table:style-name="ce3">
            <text:p>','</text:p>
          </table:table-cell>
          <table:table-cell office:value-type="date" office:date-value="2010-09-15T00:00:00" table:style-name="ce2">
            <text:p>2010-09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9-05T00:00:00" table:style-name="ce2">
            <text:p>2010-09-05</text:p>
          </table:table-cell>
          <table:table-cell office:value-type="string" table:style-name="ce4">
            <text:p>',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4</text:p>
          </table:table-cell>
          <table:table-cell office:value-type="string" table:style-name="ce3">
            <text:p>','</text:p>
          </table:table-cell>
          <table:table-cell office:value-type="date" office:date-value="2010-09-16T00:00:00" table:style-name="ce2">
            <text:p>2010-09-16</text:p>
          </table:table-cell>
          <table:table-cell office:value-type="string" table:style-name="ce3">
            <text:p>','</text:p>
          </table:table-cell>
          <table:table-cell office:value-type="date" office:date-value="2010-10-05T00:00:00" table:style-name="ce2">
            <text:p>2010-10-0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09-25T00:00:00" table:style-name="ce2">
            <text:p>2010-09-25</text:p>
          </table:table-cell>
          <table:table-cell office:value-type="string" table:style-name="ce4">
            <text:p>',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5</text:p>
          </table:table-cell>
          <table:table-cell office:value-type="string" table:style-name="ce3">
            <text:p>','</text:p>
          </table:table-cell>
          <table:table-cell office:value-type="date" office:date-value="2010-10-06T00:00:00" table:style-name="ce2">
            <text:p>2010-10-06</text:p>
          </table:table-cell>
          <table:table-cell office:value-type="string" table:style-name="ce3">
            <text:p>','</text:p>
          </table:table-cell>
          <table:table-cell office:value-type="date" office:date-value="2010-10-25T00:00:00" table:style-name="ce2">
            <text:p>2010-10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10-15T00:00:00" table:style-name="ce2">
            <text:p>2010-10-15</text:p>
          </table:table-cell>
          <table:table-cell office:value-type="string" table:style-name="ce4">
            <text:p>',</text:p>
          </table:table-cell>
          <table:table-cell office:value-type="float" office:value="1553" table:style-name="ce1">
            <text:p>15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6</text:p>
          </table:table-cell>
          <table:table-cell office:value-type="string" table:style-name="ce3">
            <text:p>','</text:p>
          </table:table-cell>
          <table:table-cell office:value-type="date" office:date-value="2010-10-26T00:00:00" table:style-name="ce2">
            <text:p>2010-10-26</text:p>
          </table:table-cell>
          <table:table-cell office:value-type="string" table:style-name="ce3">
            <text:p>','</text:p>
          </table:table-cell>
          <table:table-cell office:value-type="date" office:date-value="2010-11-15T00:00:00" table:style-name="ce2">
            <text:p>2010-11-1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11-05T00:00:00" table:style-name="ce2">
            <text:p>2010-11-05</text:p>
          </table:table-cell>
          <table:table-cell office:value-type="string" table:style-name="ce4">
            <text:p>',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7</text:p>
          </table:table-cell>
          <table:table-cell office:value-type="string" table:style-name="ce3">
            <text:p>','</text:p>
          </table:table-cell>
          <table:table-cell office:value-type="date" office:date-value="2010-11-16T00:00:00" table:style-name="ce2">
            <text:p>2010-11-16</text:p>
          </table:table-cell>
          <table:table-cell office:value-type="string" table:style-name="ce3">
            <text:p>','</text:p>
          </table:table-cell>
          <table:table-cell office:value-type="date" office:date-value="2010-12-07T00:00:00" table:style-name="ce2">
            <text:p>2010-12-07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11-25T00:00:00" table:style-name="ce2">
            <text:p>2010-11-25</text:p>
          </table:table-cell>
          <table:table-cell office:value-type="string" table:style-name="ce4">
            <text:p>',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3/18</text:p>
          </table:table-cell>
          <table:table-cell office:value-type="string" table:style-name="ce3">
            <text:p>','</text:p>
          </table:table-cell>
          <table:table-cell office:value-type="date" office:date-value="2010-12-08T00:00:00" table:style-name="ce2">
            <text:p>2010-12-08</text:p>
          </table:table-cell>
          <table:table-cell office:value-type="string" table:style-name="ce3">
            <text:p>','</text:p>
          </table:table-cell>
          <table:table-cell office:value-type="date" office:date-value="2010-12-28T00:00:00" table:style-name="ce2">
            <text:p>2010-1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0-12-15T00:00:00" table:style-name="ce2">
            <text:p>2010-12-15</text:p>
          </table:table-cell>
          <table:table-cell office:value-type="string" table:style-name="ce4">
            <text:p>',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1</text:p>
          </table:table-cell>
          <table:table-cell office:value-type="string" table:style-name="ce3">
            <text:p>','</text:p>
          </table:table-cell>
          <table:table-cell office:value-type="date" office:date-value="2010-12-29T00:00:00" table:style-name="ce2">
            <text:p>2010-12-29</text:p>
          </table:table-cell>
          <table:table-cell office:value-type="string" table:style-name="ce3">
            <text:p>','</text:p>
          </table:table-cell>
          <table:table-cell office:value-type="date" office:date-value="2011-01-20T00:00:00" table:style-name="ce2">
            <text:p>2011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1-10T00:00:00" table:style-name="ce2">
            <text:p>2011-01-10</text:p>
          </table:table-cell>
          <table:table-cell office:value-type="string" table:style-name="ce4">
            <text:p>',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2</text:p>
          </table:table-cell>
          <table:table-cell office:value-type="string" table:style-name="ce3">
            <text:p>','</text:p>
          </table:table-cell>
          <table:table-cell office:value-type="date" office:date-value="2011-01-21T00:00:00" table:style-name="ce2">
            <text:p>2011-01-21</text:p>
          </table:table-cell>
          <table:table-cell office:value-type="string" table:style-name="ce3">
            <text:p>','</text:p>
          </table:table-cell>
          <table:table-cell office:value-type="date" office:date-value="2011-02-10T00:00:00" table:style-name="ce2">
            <text:p>2011-02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1-31T00:00:00" table:style-name="ce2">
            <text:p>2011-01-31</text:p>
          </table:table-cell>
          <table:table-cell office:value-type="string" table:style-name="ce4">
            <text:p>',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3</text:p>
          </table:table-cell>
          <table:table-cell office:value-type="string" table:style-name="ce3">
            <text:p>','</text:p>
          </table:table-cell>
          <table:table-cell office:value-type="date" office:date-value="2011-02-11T00:00:00" table:style-name="ce2">
            <text:p>2011-02-11</text:p>
          </table:table-cell>
          <table:table-cell office:value-type="string" table:style-name="ce3">
            <text:p>','</text:p>
          </table:table-cell>
          <table:table-cell office:value-type="date" office:date-value="2011-03-01T00:00:00" table:style-name="ce2">
            <text:p>2011-03-0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2-21T00:00:00" table:style-name="ce2">
            <text:p>2011-02-21</text:p>
          </table:table-cell>
          <table:table-cell office:value-type="string" table:style-name="ce4">
            <text:p>',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4</text:p>
          </table:table-cell>
          <table:table-cell office:value-type="string" table:style-name="ce3">
            <text:p>','</text:p>
          </table:table-cell>
          <table:table-cell office:value-type="date" office:date-value="2011-03-02T00:00:00" table:style-name="ce2">
            <text:p>2011-03-02</text:p>
          </table:table-cell>
          <table:table-cell office:value-type="string" table:style-name="ce3">
            <text:p>','</text:p>
          </table:table-cell>
          <table:table-cell office:value-type="date" office:date-value="2011-03-21T00:00:00" table:style-name="ce2">
            <text:p>2011-03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3-11T00:00:00" table:style-name="ce2">
            <text:p>2011-03-11</text:p>
          </table:table-cell>
          <table:table-cell office:value-type="string" table:style-name="ce4">
            <text:p>',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5</text:p>
          </table:table-cell>
          <table:table-cell office:value-type="string" table:style-name="ce3">
            <text:p>','</text:p>
          </table:table-cell>
          <table:table-cell office:value-type="date" office:date-value="2011-03-22T00:00:00" table:style-name="ce2">
            <text:p>2011-03-22</text:p>
          </table:table-cell>
          <table:table-cell office:value-type="string" table:style-name="ce3">
            <text:p>','</text:p>
          </table:table-cell>
          <table:table-cell office:value-type="date" office:date-value="2011-04-11T00:00:00" table:style-name="ce2">
            <text:p>2011-04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3-31T00:00:00" table:style-name="ce2">
            <text:p>2011-03-31</text:p>
          </table:table-cell>
          <table:table-cell office:value-type="string" table:style-name="ce4">
            <text:p>',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6</text:p>
          </table:table-cell>
          <table:table-cell office:value-type="string" table:style-name="ce3">
            <text:p>','</text:p>
          </table:table-cell>
          <table:table-cell office:value-type="date" office:date-value="2011-04-12T00:00:00" table:style-name="ce2">
            <text:p>2011-04-12</text:p>
          </table:table-cell>
          <table:table-cell office:value-type="string" table:style-name="ce3">
            <text:p>','</text:p>
          </table:table-cell>
          <table:table-cell office:value-type="date" office:date-value="2011-04-30T00:00:00" table:style-name="ce2">
            <text:p>2011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4-21T00:00:00" table:style-name="ce2">
            <text:p>2011-04-21</text:p>
          </table:table-cell>
          <table:table-cell office:value-type="string" table:style-name="ce4">
            <text:p>',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7</text:p>
          </table:table-cell>
          <table:table-cell office:value-type="string" table:style-name="ce3">
            <text:p>','</text:p>
          </table:table-cell>
          <table:table-cell office:value-type="date" office:date-value="2011-05-01T00:00:00" table:style-name="ce2">
            <text:p>2011-05-01</text:p>
          </table:table-cell>
          <table:table-cell office:value-type="string" table:style-name="ce3">
            <text:p>','</text:p>
          </table:table-cell>
          <table:table-cell office:value-type="date" office:date-value="2011-05-20T00:00:00" table:style-name="ce2">
            <text:p>2011-05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5-10T00:00:00" table:style-name="ce2">
            <text:p>2011-05-10</text:p>
          </table:table-cell>
          <table:table-cell office:value-type="string" table:style-name="ce4">
            <text:p>',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8</text:p>
          </table:table-cell>
          <table:table-cell office:value-type="string" table:style-name="ce3">
            <text:p>','</text:p>
          </table:table-cell>
          <table:table-cell office:value-type="date" office:date-value="2011-05-21T00:00:00" table:style-name="ce2">
            <text:p>2011-05-21</text:p>
          </table:table-cell>
          <table:table-cell office:value-type="string" table:style-name="ce3">
            <text:p>','</text:p>
          </table:table-cell>
          <table:table-cell office:value-type="date" office:date-value="2011-06-10T00:00:00" table:style-name="ce2">
            <text:p>2011-06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5-31T00:00:00" table:style-name="ce2">
            <text:p>2011-05-31</text:p>
          </table:table-cell>
          <table:table-cell office:value-type="string" table:style-name="ce4">
            <text:p>',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09</text:p>
          </table:table-cell>
          <table:table-cell office:value-type="string" table:style-name="ce3">
            <text:p>','</text:p>
          </table:table-cell>
          <table:table-cell office:value-type="date" office:date-value="2011-06-11T00:00:00" table:style-name="ce2">
            <text:p>2011-06-11</text:p>
          </table:table-cell>
          <table:table-cell office:value-type="string" table:style-name="ce3">
            <text:p>','</text:p>
          </table:table-cell>
          <table:table-cell office:value-type="date" office:date-value="2011-06-30T00:00:00" table:style-name="ce2">
            <text:p>2011-06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6-20T00:00:00" table:style-name="ce2">
            <text:p>2011-06-20</text:p>
          </table:table-cell>
          <table:table-cell office:value-type="string" table:style-name="ce4">
            <text:p>',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0</text:p>
          </table:table-cell>
          <table:table-cell office:value-type="string" table:style-name="ce3">
            <text:p>','</text:p>
          </table:table-cell>
          <table:table-cell office:value-type="date" office:date-value="2011-07-01T00:00:00" table:style-name="ce2">
            <text:p>2011-07-01</text:p>
          </table:table-cell>
          <table:table-cell office:value-type="string" table:style-name="ce3">
            <text:p>','</text:p>
          </table:table-cell>
          <table:table-cell office:value-type="date" office:date-value="2011-07-20T00:00:00" table:style-name="ce2">
            <text:p>2011-07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7-10T00:00:00" table:style-name="ce2">
            <text:p>2011-07-10</text:p>
          </table:table-cell>
          <table:table-cell office:value-type="string" table:style-name="ce4">
            <text:p>',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1</text:p>
          </table:table-cell>
          <table:table-cell office:value-type="string" table:style-name="ce3">
            <text:p>','</text:p>
          </table:table-cell>
          <table:table-cell office:value-type="date" office:date-value="2011-07-21T00:00:00" table:style-name="ce2">
            <text:p>2011-07-21</text:p>
          </table:table-cell>
          <table:table-cell office:value-type="string" table:style-name="ce3">
            <text:p>','</text:p>
          </table:table-cell>
          <table:table-cell office:value-type="date" office:date-value="2011-08-10T00:00:00" table:style-name="ce2">
            <text:p>2011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7-31T00:00:00" table:style-name="ce2">
            <text:p>2011-07-31</text:p>
          </table:table-cell>
          <table:table-cell office:value-type="string" table:style-name="ce4">
            <text:p>',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2</text:p>
          </table:table-cell>
          <table:table-cell office:value-type="string" table:style-name="ce3">
            <text:p>','</text:p>
          </table:table-cell>
          <table:table-cell office:value-type="date" office:date-value="2011-08-11T00:00:00" table:style-name="ce2">
            <text:p>2011-08-11</text:p>
          </table:table-cell>
          <table:table-cell office:value-type="string" table:style-name="ce3">
            <text:p>','</text:p>
          </table:table-cell>
          <table:table-cell office:value-type="date" office:date-value="2011-08-31T00:00:00" table:style-name="ce2">
            <text:p>2011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8-20T00:00:00" table:style-name="ce2">
            <text:p>2011-08-20</text:p>
          </table:table-cell>
          <table:table-cell office:value-type="string" table:style-name="ce4">
            <text:p>',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3</text:p>
          </table:table-cell>
          <table:table-cell office:value-type="string" table:style-name="ce3">
            <text:p>','</text:p>
          </table:table-cell>
          <table:table-cell office:value-type="date" office:date-value="2011-09-01T00:00:00" table:style-name="ce2">
            <text:p>2011-09-01</text:p>
          </table:table-cell>
          <table:table-cell office:value-type="string" table:style-name="ce3">
            <text:p>','</text:p>
          </table:table-cell>
          <table:table-cell office:value-type="date" office:date-value="2011-09-20T00:00:00" table:style-name="ce2">
            <text:p>2011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9-10T00:00:00" table:style-name="ce2">
            <text:p>2011-09-10</text:p>
          </table:table-cell>
          <table:table-cell office:value-type="string" table:style-name="ce4">
            <text:p>',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4</text:p>
          </table:table-cell>
          <table:table-cell office:value-type="string" table:style-name="ce3">
            <text:p>','</text:p>
          </table:table-cell>
          <table:table-cell office:value-type="date" office:date-value="2011-09-21T00:00:00" table:style-name="ce2">
            <text:p>2011-09-21</text:p>
          </table:table-cell>
          <table:table-cell office:value-type="string" table:style-name="ce3">
            <text:p>','</text:p>
          </table:table-cell>
          <table:table-cell office:value-type="date" office:date-value="2011-10-10T00:00:00" table:style-name="ce2">
            <text:p>2011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09-30T00:00:00" table:style-name="ce2">
            <text:p>2011-09-30</text:p>
          </table:table-cell>
          <table:table-cell office:value-type="string" table:style-name="ce4">
            <text:p>',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5</text:p>
          </table:table-cell>
          <table:table-cell office:value-type="string" table:style-name="ce3">
            <text:p>','</text:p>
          </table:table-cell>
          <table:table-cell office:value-type="date" office:date-value="2011-10-11T00:00:00" table:style-name="ce2">
            <text:p>2011-10-11</text:p>
          </table:table-cell>
          <table:table-cell office:value-type="string" table:style-name="ce3">
            <text:p>','</text:p>
          </table:table-cell>
          <table:table-cell office:value-type="date" office:date-value="2011-11-02T00:00:00" table:style-name="ce2">
            <text:p>2011-11-0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10-20T00:00:00" table:style-name="ce2">
            <text:p>2011-10-20</text:p>
          </table:table-cell>
          <table:table-cell office:value-type="string" table:style-name="ce4">
            <text:p>',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6</text:p>
          </table:table-cell>
          <table:table-cell office:value-type="string" table:style-name="ce3">
            <text:p>','</text:p>
          </table:table-cell>
          <table:table-cell office:value-type="date" office:date-value="2011-11-03T00:00:00" table:style-name="ce2">
            <text:p>2011-11-03</text:p>
          </table:table-cell>
          <table:table-cell office:value-type="string" table:style-name="ce3">
            <text:p>','</text:p>
          </table:table-cell>
          <table:table-cell office:value-type="date" office:date-value="2011-11-21T00:00:00" table:style-name="ce2">
            <text:p>2011-11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11-10T00:00:00" table:style-name="ce2">
            <text:p>2011-11-10</text:p>
          </table:table-cell>
          <table:table-cell office:value-type="string" table:style-name="ce4">
            <text:p>',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7</text:p>
          </table:table-cell>
          <table:table-cell office:value-type="string" table:style-name="ce3">
            <text:p>','</text:p>
          </table:table-cell>
          <table:table-cell office:value-type="date" office:date-value="2011-11-22T00:00:00" table:style-name="ce2">
            <text:p>2011-11-22</text:p>
          </table:table-cell>
          <table:table-cell office:value-type="string" table:style-name="ce3">
            <text:p>','</text:p>
          </table:table-cell>
          <table:table-cell office:value-type="date" office:date-value="2011-12-12T00:00:00" table:style-name="ce2">
            <text:p>2011-12-1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11-30T00:00:00" table:style-name="ce2">
            <text:p>2011-11-30</text:p>
          </table:table-cell>
          <table:table-cell office:value-type="string" table:style-name="ce4">
            <text:p>',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4/18</text:p>
          </table:table-cell>
          <table:table-cell office:value-type="string" table:style-name="ce3">
            <text:p>','</text:p>
          </table:table-cell>
          <table:table-cell office:value-type="date" office:date-value="2011-12-13T00:00:00" table:style-name="ce2">
            <text:p>2011-12-13</text:p>
          </table:table-cell>
          <table:table-cell office:value-type="string" table:style-name="ce3">
            <text:p>','</text:p>
          </table:table-cell>
          <table:table-cell office:value-type="date" office:date-value="2011-12-28T00:00:00" table:style-name="ce2">
            <text:p>2011-1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1-12-20T00:00:00" table:style-name="ce2">
            <text:p>2011-12-20</text:p>
          </table:table-cell>
          <table:table-cell office:value-type="string" table:style-name="ce4">
            <text:p>',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1</text:p>
          </table:table-cell>
          <table:table-cell office:value-type="string" table:style-name="ce3">
            <text:p>','</text:p>
          </table:table-cell>
          <table:table-cell office:value-type="date" office:date-value="2011-12-29T00:00:00" table:style-name="ce2">
            <text:p>2011-12-29</text:p>
          </table:table-cell>
          <table:table-cell office:value-type="string" table:style-name="ce3">
            <text:p>','</text:p>
          </table:table-cell>
          <table:table-cell office:value-type="date" office:date-value="2012-01-20T00:00:00" table:style-name="ce2">
            <text:p>2012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1-10T00:00:00" table:style-name="ce2">
            <text:p>2012-01-10</text:p>
          </table:table-cell>
          <table:table-cell office:value-type="string" table:style-name="ce4">
            <text:p>',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2</text:p>
          </table:table-cell>
          <table:table-cell office:value-type="string" table:style-name="ce3">
            <text:p>','</text:p>
          </table:table-cell>
          <table:table-cell office:value-type="date" office:date-value="2012-01-21T00:00:00" table:style-name="ce2">
            <text:p>2012-01-21</text:p>
          </table:table-cell>
          <table:table-cell office:value-type="string" table:style-name="ce3">
            <text:p>','</text:p>
          </table:table-cell>
          <table:table-cell office:value-type="date" office:date-value="2012-02-10T00:00:00" table:style-name="ce2">
            <text:p>2012-02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1-31T00:00:00" table:style-name="ce2">
            <text:p>2012-01-31</text:p>
          </table:table-cell>
          <table:table-cell office:value-type="string" table:style-name="ce4">
            <text:p>',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3</text:p>
          </table:table-cell>
          <table:table-cell office:value-type="string" table:style-name="ce3">
            <text:p>','</text:p>
          </table:table-cell>
          <table:table-cell office:value-type="date" office:date-value="2012-02-11T00:00:00" table:style-name="ce2">
            <text:p>2012-02-11</text:p>
          </table:table-cell>
          <table:table-cell office:value-type="string" table:style-name="ce3">
            <text:p>','</text:p>
          </table:table-cell>
          <table:table-cell office:value-type="date" office:date-value="2012-02-29T00:00:00" table:style-name="ce2">
            <text:p>2012-02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2-20T00:00:00" table:style-name="ce2">
            <text:p>2012-02-20</text:p>
          </table:table-cell>
          <table:table-cell office:value-type="string" table:style-name="ce4">
            <text:p>',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4</text:p>
          </table:table-cell>
          <table:table-cell office:value-type="string" table:style-name="ce3">
            <text:p>','</text:p>
          </table:table-cell>
          <table:table-cell office:value-type="date" office:date-value="2012-03-01T00:00:00" table:style-name="ce2">
            <text:p>2012-03-01</text:p>
          </table:table-cell>
          <table:table-cell office:value-type="string" table:style-name="ce3">
            <text:p>','</text:p>
          </table:table-cell>
          <table:table-cell office:value-type="date" office:date-value="2012-03-20T00:00:00" table:style-name="ce2">
            <text:p>2012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3-10T00:00:00" table:style-name="ce2">
            <text:p>2012-03-10</text:p>
          </table:table-cell>
          <table:table-cell office:value-type="string" table:style-name="ce4">
            <text:p>',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5</text:p>
          </table:table-cell>
          <table:table-cell office:value-type="string" table:style-name="ce3">
            <text:p>','</text:p>
          </table:table-cell>
          <table:table-cell office:value-type="date" office:date-value="2012-03-21T00:00:00" table:style-name="ce2">
            <text:p>2012-03-21</text:p>
          </table:table-cell>
          <table:table-cell office:value-type="string" table:style-name="ce3">
            <text:p>','</text:p>
          </table:table-cell>
          <table:table-cell office:value-type="date" office:date-value="2012-04-10T00:00:00" table:style-name="ce2">
            <text:p>2012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3-31T00:00:00" table:style-name="ce2">
            <text:p>2012-03-31</text:p>
          </table:table-cell>
          <table:table-cell office:value-type="string" table:style-name="ce4">
            <text:p>',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6</text:p>
          </table:table-cell>
          <table:table-cell office:value-type="string" table:style-name="ce3">
            <text:p>','</text:p>
          </table:table-cell>
          <table:table-cell office:value-type="date" office:date-value="2012-04-11T00:00:00" table:style-name="ce2">
            <text:p>2012-04-11</text:p>
          </table:table-cell>
          <table:table-cell office:value-type="string" table:style-name="ce3">
            <text:p>','</text:p>
          </table:table-cell>
          <table:table-cell office:value-type="date" office:date-value="2012-04-30T00:00:00" table:style-name="ce2">
            <text:p>2012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4-20T00:00:00" table:style-name="ce2">
            <text:p>2012-04-20</text:p>
          </table:table-cell>
          <table:table-cell office:value-type="string" table:style-name="ce4">
            <text:p>',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7</text:p>
          </table:table-cell>
          <table:table-cell office:value-type="string" table:style-name="ce3">
            <text:p>','</text:p>
          </table:table-cell>
          <table:table-cell office:value-type="date" office:date-value="2012-05-01T00:00:00" table:style-name="ce2">
            <text:p>2012-05-01</text:p>
          </table:table-cell>
          <table:table-cell office:value-type="string" table:style-name="ce3">
            <text:p>','</text:p>
          </table:table-cell>
          <table:table-cell office:value-type="date" office:date-value="2012-05-21T00:00:00" table:style-name="ce2">
            <text:p>2012-05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5-10T00:00:00" table:style-name="ce2">
            <text:p>2012-05-10</text:p>
          </table:table-cell>
          <table:table-cell office:value-type="string" table:style-name="ce4">
            <text:p>',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8</text:p>
          </table:table-cell>
          <table:table-cell office:value-type="string" table:style-name="ce3">
            <text:p>','</text:p>
          </table:table-cell>
          <table:table-cell office:value-type="date" office:date-value="2012-05-22T00:00:00" table:style-name="ce2">
            <text:p>2012-05-22</text:p>
          </table:table-cell>
          <table:table-cell office:value-type="string" table:style-name="ce3">
            <text:p>','</text:p>
          </table:table-cell>
          <table:table-cell office:value-type="date" office:date-value="2012-06-11T00:00:00" table:style-name="ce2">
            <text:p>2012-06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5-31T00:00:00" table:style-name="ce2">
            <text:p>2012-05-31</text:p>
          </table:table-cell>
          <table:table-cell office:value-type="string" table:style-name="ce4">
            <text:p>',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09</text:p>
          </table:table-cell>
          <table:table-cell office:value-type="string" table:style-name="ce3">
            <text:p>','</text:p>
          </table:table-cell>
          <table:table-cell office:value-type="date" office:date-value="2012-06-12T00:00:00" table:style-name="ce2">
            <text:p>2012-06-12</text:p>
          </table:table-cell>
          <table:table-cell office:value-type="string" table:style-name="ce3">
            <text:p>','</text:p>
          </table:table-cell>
          <table:table-cell office:value-type="date" office:date-value="2012-07-03T00:00:00" table:style-name="ce2">
            <text:p>2012-07-0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6-20T00:00:00" table:style-name="ce2">
            <text:p>2012-06-20</text:p>
          </table:table-cell>
          <table:table-cell office:value-type="string" table:style-name="ce4">
            <text:p>',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0</text:p>
          </table:table-cell>
          <table:table-cell office:value-type="string" table:style-name="ce3">
            <text:p>','</text:p>
          </table:table-cell>
          <table:table-cell office:value-type="date" office:date-value="2012-07-04T00:00:00" table:style-name="ce2">
            <text:p>2012-07-04</text:p>
          </table:table-cell>
          <table:table-cell office:value-type="string" table:style-name="ce3">
            <text:p>','</text:p>
          </table:table-cell>
          <table:table-cell office:value-type="date" office:date-value="2012-07-20T00:00:00" table:style-name="ce2">
            <text:p>2012-07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7-10T00:00:00" table:style-name="ce2">
            <text:p>2012-07-10</text:p>
          </table:table-cell>
          <table:table-cell office:value-type="string" table:style-name="ce4">
            <text:p>',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1</text:p>
          </table:table-cell>
          <table:table-cell office:value-type="string" table:style-name="ce3">
            <text:p>','</text:p>
          </table:table-cell>
          <table:table-cell office:value-type="date" office:date-value="2012-07-21T00:00:00" table:style-name="ce2">
            <text:p>2012-07-21</text:p>
          </table:table-cell>
          <table:table-cell office:value-type="string" table:style-name="ce3">
            <text:p>','</text:p>
          </table:table-cell>
          <table:table-cell office:value-type="date" office:date-value="2012-08-10T00:00:00" table:style-name="ce2">
            <text:p>2012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7-31T00:00:00" table:style-name="ce2">
            <text:p>2012-07-31</text:p>
          </table:table-cell>
          <table:table-cell office:value-type="string" table:style-name="ce4">
            <text:p>',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2</text:p>
          </table:table-cell>
          <table:table-cell office:value-type="string" table:style-name="ce3">
            <text:p>','</text:p>
          </table:table-cell>
          <table:table-cell office:value-type="date" office:date-value="2012-08-11T00:00:00" table:style-name="ce2">
            <text:p>2012-08-11</text:p>
          </table:table-cell>
          <table:table-cell office:value-type="string" table:style-name="ce3">
            <text:p>','</text:p>
          </table:table-cell>
          <table:table-cell office:value-type="date" office:date-value="2012-08-31T00:00:00" table:style-name="ce2">
            <text:p>2012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8-20T00:00:00" table:style-name="ce2">
            <text:p>2012-08-20</text:p>
          </table:table-cell>
          <table:table-cell office:value-type="string" table:style-name="ce4">
            <text:p>',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3</text:p>
          </table:table-cell>
          <table:table-cell office:value-type="string" table:style-name="ce3">
            <text:p>','</text:p>
          </table:table-cell>
          <table:table-cell office:value-type="date" office:date-value="2012-09-01T00:00:00" table:style-name="ce2">
            <text:p>2012-09-01</text:p>
          </table:table-cell>
          <table:table-cell office:value-type="string" table:style-name="ce3">
            <text:p>','</text:p>
          </table:table-cell>
          <table:table-cell office:value-type="date" office:date-value="2012-09-20T00:00:00" table:style-name="ce2">
            <text:p>2012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9-10T00:00:00" table:style-name="ce2">
            <text:p>2012-09-10</text:p>
          </table:table-cell>
          <table:table-cell office:value-type="string" table:style-name="ce4">
            <text:p>',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4</text:p>
          </table:table-cell>
          <table:table-cell office:value-type="string" table:style-name="ce3">
            <text:p>','</text:p>
          </table:table-cell>
          <table:table-cell office:value-type="date" office:date-value="2012-09-21T00:00:00" table:style-name="ce2">
            <text:p>2012-09-21</text:p>
          </table:table-cell>
          <table:table-cell office:value-type="string" table:style-name="ce3">
            <text:p>','</text:p>
          </table:table-cell>
          <table:table-cell office:value-type="date" office:date-value="2012-10-10T00:00:00" table:style-name="ce2">
            <text:p>2012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09-30T00:00:00" table:style-name="ce2">
            <text:p>2012-09-30</text:p>
          </table:table-cell>
          <table:table-cell office:value-type="string" table:style-name="ce4">
            <text:p>',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5</text:p>
          </table:table-cell>
          <table:table-cell office:value-type="string" table:style-name="ce3">
            <text:p>','</text:p>
          </table:table-cell>
          <table:table-cell office:value-type="date" office:date-value="2012-10-11T00:00:00" table:style-name="ce2">
            <text:p>2012-10-11</text:p>
          </table:table-cell>
          <table:table-cell office:value-type="string" table:style-name="ce3">
            <text:p>','</text:p>
          </table:table-cell>
          <table:table-cell office:value-type="date" office:date-value="2012-10-31T00:00:00" table:style-name="ce2">
            <text:p>2012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10-20T00:00:00" table:style-name="ce2">
            <text:p>2012-10-20</text:p>
          </table:table-cell>
          <table:table-cell office:value-type="string" table:style-name="ce4">
            <text:p>',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6</text:p>
          </table:table-cell>
          <table:table-cell office:value-type="string" table:style-name="ce3">
            <text:p>','</text:p>
          </table:table-cell>
          <table:table-cell office:value-type="date" office:date-value="2012-11-01T00:00:00" table:style-name="ce2">
            <text:p>2012-11-01</text:p>
          </table:table-cell>
          <table:table-cell office:value-type="string" table:style-name="ce3">
            <text:p>','</text:p>
          </table:table-cell>
          <table:table-cell office:value-type="date" office:date-value="2012-11-20T00:00:00" table:style-name="ce2">
            <text:p>2012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11-10T00:00:00" table:style-name="ce2">
            <text:p>2012-11-10</text:p>
          </table:table-cell>
          <table:table-cell office:value-type="string" table:style-name="ce4">
            <text:p>',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7</text:p>
          </table:table-cell>
          <table:table-cell office:value-type="string" table:style-name="ce3">
            <text:p>','</text:p>
          </table:table-cell>
          <table:table-cell office:value-type="date" office:date-value="2012-11-21T00:00:00" table:style-name="ce2">
            <text:p>2012-11-21</text:p>
          </table:table-cell>
          <table:table-cell office:value-type="string" table:style-name="ce3">
            <text:p>','</text:p>
          </table:table-cell>
          <table:table-cell office:value-type="date" office:date-value="2012-12-11T00:00:00" table:style-name="ce2">
            <text:p>2012-1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11-30T00:00:00" table:style-name="ce2">
            <text:p>2012-11-30</text:p>
          </table:table-cell>
          <table:table-cell office:value-type="string" table:style-name="ce4">
            <text:p>',</text:p>
          </table:table-cell>
          <table:table-cell office:value-type="float" office:value="1755" table:style-name="ce1">
            <text:p>17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5/18</text:p>
          </table:table-cell>
          <table:table-cell office:value-type="string" table:style-name="ce3">
            <text:p>','</text:p>
          </table:table-cell>
          <table:table-cell office:value-type="date" office:date-value="2012-12-12T00:00:00" table:style-name="ce2">
            <text:p>2012-12-12</text:p>
          </table:table-cell>
          <table:table-cell office:value-type="string" table:style-name="ce3">
            <text:p>','</text:p>
          </table:table-cell>
          <table:table-cell office:value-type="date" office:date-value="2012-12-27T00:00:00" table:style-name="ce2">
            <text:p>2012-12-27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2-12-20T00:00:00" table:style-name="ce2">
            <text:p>2012-12-20</text:p>
          </table:table-cell>
          <table:table-cell office:value-type="string" table:style-name="ce4">
            <text:p>',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1</text:p>
          </table:table-cell>
          <table:table-cell office:value-type="string" table:style-name="ce3">
            <text:p>','</text:p>
          </table:table-cell>
          <table:table-cell office:value-type="date" office:date-value="2012-12-28T00:00:00" table:style-name="ce2">
            <text:p>2012-12-28</text:p>
          </table:table-cell>
          <table:table-cell office:value-type="string" table:style-name="ce3">
            <text:p>','</text:p>
          </table:table-cell>
          <table:table-cell office:value-type="date" office:date-value="2013-01-21T00:00:00" table:style-name="ce2">
            <text:p>2013-01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1-10T00:00:00" table:style-name="ce2">
            <text:p>2013-01-10</text:p>
          </table:table-cell>
          <table:table-cell office:value-type="string" table:style-name="ce4">
            <text:p>',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2</text:p>
          </table:table-cell>
          <table:table-cell office:value-type="string" table:style-name="ce3">
            <text:p>','</text:p>
          </table:table-cell>
          <table:table-cell office:value-type="date" office:date-value="2013-01-22T00:00:00" table:style-name="ce2">
            <text:p>2013-01-22</text:p>
          </table:table-cell>
          <table:table-cell office:value-type="string" table:style-name="ce3">
            <text:p>','</text:p>
          </table:table-cell>
          <table:table-cell office:value-type="date" office:date-value="2013-02-11T00:00:00" table:style-name="ce2">
            <text:p>2013-0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1-31T00:00:00" table:style-name="ce2">
            <text:p>2013-01-31</text:p>
          </table:table-cell>
          <table:table-cell office:value-type="string" table:style-name="ce4">
            <text:p>',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3</text:p>
          </table:table-cell>
          <table:table-cell office:value-type="string" table:style-name="ce3">
            <text:p>','</text:p>
          </table:table-cell>
          <table:table-cell office:value-type="date" office:date-value="2013-02-12T00:00:00" table:style-name="ce2">
            <text:p>2013-02-12</text:p>
          </table:table-cell>
          <table:table-cell office:value-type="string" table:style-name="ce3">
            <text:p>','</text:p>
          </table:table-cell>
          <table:table-cell office:value-type="date" office:date-value="2013-02-28T00:00:00" table:style-name="ce2">
            <text:p>2013-0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2-20T00:00:00" table:style-name="ce2">
            <text:p>2013-02-20</text:p>
          </table:table-cell>
          <table:table-cell office:value-type="string" table:style-name="ce4">
            <text:p>',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4</text:p>
          </table:table-cell>
          <table:table-cell office:value-type="string" table:style-name="ce3">
            <text:p>','</text:p>
          </table:table-cell>
          <table:table-cell office:value-type="date" office:date-value="2013-03-01T00:00:00" table:style-name="ce2">
            <text:p>2013-03-01</text:p>
          </table:table-cell>
          <table:table-cell office:value-type="string" table:style-name="ce3">
            <text:p>','</text:p>
          </table:table-cell>
          <table:table-cell office:value-type="date" office:date-value="2013-03-20T00:00:00" table:style-name="ce2">
            <text:p>2013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3-10T00:00:00" table:style-name="ce2">
            <text:p>2013-03-10</text:p>
          </table:table-cell>
          <table:table-cell office:value-type="string" table:style-name="ce4">
            <text:p>',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5</text:p>
          </table:table-cell>
          <table:table-cell office:value-type="string" table:style-name="ce3">
            <text:p>','</text:p>
          </table:table-cell>
          <table:table-cell office:value-type="date" office:date-value="2013-03-21T00:00:00" table:style-name="ce2">
            <text:p>2013-03-21</text:p>
          </table:table-cell>
          <table:table-cell office:value-type="string" table:style-name="ce3">
            <text:p>','</text:p>
          </table:table-cell>
          <table:table-cell office:value-type="date" office:date-value="2013-04-10T00:00:00" table:style-name="ce2">
            <text:p>2013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3-31T00:00:00" table:style-name="ce2">
            <text:p>2013-03-31</text:p>
          </table:table-cell>
          <table:table-cell office:value-type="string" table:style-name="ce4">
            <text:p>',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6</text:p>
          </table:table-cell>
          <table:table-cell office:value-type="string" table:style-name="ce3">
            <text:p>','</text:p>
          </table:table-cell>
          <table:table-cell office:value-type="date" office:date-value="2013-04-11T00:00:00" table:style-name="ce2">
            <text:p>2013-04-11</text:p>
          </table:table-cell>
          <table:table-cell office:value-type="string" table:style-name="ce3">
            <text:p>','</text:p>
          </table:table-cell>
          <table:table-cell office:value-type="date" office:date-value="2013-04-30T00:00:00" table:style-name="ce2">
            <text:p>2013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4-20T00:00:00" table:style-name="ce2">
            <text:p>2013-04-20</text:p>
          </table:table-cell>
          <table:table-cell office:value-type="string" table:style-name="ce4">
            <text:p>',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7</text:p>
          </table:table-cell>
          <table:table-cell office:value-type="string" table:style-name="ce3">
            <text:p>','</text:p>
          </table:table-cell>
          <table:table-cell office:value-type="date" office:date-value="2013-05-01T00:00:00" table:style-name="ce2">
            <text:p>2013-05-01</text:p>
          </table:table-cell>
          <table:table-cell office:value-type="string" table:style-name="ce3">
            <text:p>','</text:p>
          </table:table-cell>
          <table:table-cell office:value-type="date" office:date-value="2013-05-20T00:00:00" table:style-name="ce2">
            <text:p>2013-05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5-10T00:00:00" table:style-name="ce2">
            <text:p>2013-05-10</text:p>
          </table:table-cell>
          <table:table-cell office:value-type="string" table:style-name="ce4">
            <text:p>',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8</text:p>
          </table:table-cell>
          <table:table-cell office:value-type="string" table:style-name="ce3">
            <text:p>','</text:p>
          </table:table-cell>
          <table:table-cell office:value-type="date" office:date-value="2013-05-21T00:00:00" table:style-name="ce2">
            <text:p>2013-05-21</text:p>
          </table:table-cell>
          <table:table-cell office:value-type="string" table:style-name="ce3">
            <text:p>','</text:p>
          </table:table-cell>
          <table:table-cell office:value-type="date" office:date-value="2013-06-10T00:00:00" table:style-name="ce2">
            <text:p>2013-06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5-31T00:00:00" table:style-name="ce2">
            <text:p>2013-05-31</text:p>
          </table:table-cell>
          <table:table-cell office:value-type="string" table:style-name="ce4">
            <text:p>',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09</text:p>
          </table:table-cell>
          <table:table-cell office:value-type="string" table:style-name="ce3">
            <text:p>','</text:p>
          </table:table-cell>
          <table:table-cell office:value-type="date" office:date-value="2013-06-11T00:00:00" table:style-name="ce2">
            <text:p>2013-06-11</text:p>
          </table:table-cell>
          <table:table-cell office:value-type="string" table:style-name="ce3">
            <text:p>','</text:p>
          </table:table-cell>
          <table:table-cell office:value-type="date" office:date-value="2013-06-29T00:00:00" table:style-name="ce2">
            <text:p>2013-06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6-20T00:00:00" table:style-name="ce2">
            <text:p>2013-06-20</text:p>
          </table:table-cell>
          <table:table-cell office:value-type="string" table:style-name="ce4">
            <text:p>',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0</text:p>
          </table:table-cell>
          <table:table-cell office:value-type="string" table:style-name="ce3">
            <text:p>','</text:p>
          </table:table-cell>
          <table:table-cell office:value-type="date" office:date-value="2013-07-01T00:00:00" table:style-name="ce2">
            <text:p>2013-07-01</text:p>
          </table:table-cell>
          <table:table-cell office:value-type="string" table:style-name="ce3">
            <text:p>','</text:p>
          </table:table-cell>
          <table:table-cell office:value-type="date" office:date-value="2013-07-20T00:00:00" table:style-name="ce2">
            <text:p>2013-07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7-10T00:00:00" table:style-name="ce2">
            <text:p>2013-07-10</text:p>
          </table:table-cell>
          <table:table-cell office:value-type="string" table:style-name="ce4">
            <text:p>',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1</text:p>
          </table:table-cell>
          <table:table-cell office:value-type="string" table:style-name="ce3">
            <text:p>','</text:p>
          </table:table-cell>
          <table:table-cell office:value-type="date" office:date-value="2013-07-21T00:00:00" table:style-name="ce2">
            <text:p>2013-07-21</text:p>
          </table:table-cell>
          <table:table-cell office:value-type="string" table:style-name="ce3">
            <text:p>','</text:p>
          </table:table-cell>
          <table:table-cell office:value-type="date" office:date-value="2013-08-10T00:00:00" table:style-name="ce2">
            <text:p>2013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7-31T00:00:00" table:style-name="ce2">
            <text:p>2013-07-31</text:p>
          </table:table-cell>
          <table:table-cell office:value-type="string" table:style-name="ce4">
            <text:p>',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2</text:p>
          </table:table-cell>
          <table:table-cell office:value-type="string" table:style-name="ce3">
            <text:p>','</text:p>
          </table:table-cell>
          <table:table-cell office:value-type="date" office:date-value="2013-08-11T00:00:00" table:style-name="ce2">
            <text:p>2013-08-11</text:p>
          </table:table-cell>
          <table:table-cell office:value-type="string" table:style-name="ce3">
            <text:p>','</text:p>
          </table:table-cell>
          <table:table-cell office:value-type="date" office:date-value="2013-08-31T00:00:00" table:style-name="ce2">
            <text:p>2013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8-20T00:00:00" table:style-name="ce2">
            <text:p>2013-08-20</text:p>
          </table:table-cell>
          <table:table-cell office:value-type="string" table:style-name="ce4">
            <text:p>',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3</text:p>
          </table:table-cell>
          <table:table-cell office:value-type="string" table:style-name="ce3">
            <text:p>','</text:p>
          </table:table-cell>
          <table:table-cell office:value-type="date" office:date-value="2013-09-01T00:00:00" table:style-name="ce2">
            <text:p>2013-09-01</text:p>
          </table:table-cell>
          <table:table-cell office:value-type="string" table:style-name="ce3">
            <text:p>','</text:p>
          </table:table-cell>
          <table:table-cell office:value-type="date" office:date-value="2013-09-20T00:00:00" table:style-name="ce2">
            <text:p>2013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9-10T00:00:00" table:style-name="ce2">
            <text:p>2013-09-10</text:p>
          </table:table-cell>
          <table:table-cell office:value-type="string" table:style-name="ce4">
            <text:p>',</text:p>
          </table:table-cell>
          <table:table-cell office:value-type="float" office:value="1356" table:style-name="ce1">
            <text:p>13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4</text:p>
          </table:table-cell>
          <table:table-cell office:value-type="string" table:style-name="ce3">
            <text:p>','</text:p>
          </table:table-cell>
          <table:table-cell office:value-type="date" office:date-value="2013-09-21T00:00:00" table:style-name="ce2">
            <text:p>2013-09-21</text:p>
          </table:table-cell>
          <table:table-cell office:value-type="string" table:style-name="ce3">
            <text:p>','</text:p>
          </table:table-cell>
          <table:table-cell office:value-type="date" office:date-value="2013-10-10T00:00:00" table:style-name="ce2">
            <text:p>2013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09-30T00:00:00" table:style-name="ce2">
            <text:p>2013-09-30</text:p>
          </table:table-cell>
          <table:table-cell office:value-type="string" table:style-name="ce4">
            <text:p>',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5</text:p>
          </table:table-cell>
          <table:table-cell office:value-type="string" table:style-name="ce3">
            <text:p>','</text:p>
          </table:table-cell>
          <table:table-cell office:value-type="date" office:date-value="2013-10-11T00:00:00" table:style-name="ce2">
            <text:p>2013-10-11</text:p>
          </table:table-cell>
          <table:table-cell office:value-type="string" table:style-name="ce3">
            <text:p>','</text:p>
          </table:table-cell>
          <table:table-cell office:value-type="date" office:date-value="2013-10-31T00:00:00" table:style-name="ce2">
            <text:p>2013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10-20T00:00:00" table:style-name="ce2">
            <text:p>2013-10-20</text:p>
          </table:table-cell>
          <table:table-cell office:value-type="string" table:style-name="ce4">
            <text:p>',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6</text:p>
          </table:table-cell>
          <table:table-cell office:value-type="string" table:style-name="ce3">
            <text:p>','</text:p>
          </table:table-cell>
          <table:table-cell office:value-type="date" office:date-value="2013-11-01T00:00:00" table:style-name="ce2">
            <text:p>2013-11-01</text:p>
          </table:table-cell>
          <table:table-cell office:value-type="string" table:style-name="ce3">
            <text:p>','</text:p>
          </table:table-cell>
          <table:table-cell office:value-type="date" office:date-value="2013-11-20T00:00:00" table:style-name="ce2">
            <text:p>2013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11-10T00:00:00" table:style-name="ce2">
            <text:p>2013-11-10</text:p>
          </table:table-cell>
          <table:table-cell office:value-type="string" table:style-name="ce4">
            <text:p>',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7</text:p>
          </table:table-cell>
          <table:table-cell office:value-type="string" table:style-name="ce3">
            <text:p>','</text:p>
          </table:table-cell>
          <table:table-cell office:value-type="date" office:date-value="2013-11-21T00:00:00" table:style-name="ce2">
            <text:p>2013-11-21</text:p>
          </table:table-cell>
          <table:table-cell office:value-type="string" table:style-name="ce3">
            <text:p>','</text:p>
          </table:table-cell>
          <table:table-cell office:value-type="date" office:date-value="2013-12-11T00:00:00" table:style-name="ce2">
            <text:p>2013-1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11-30T00:00:00" table:style-name="ce2">
            <text:p>2013-11-30</text:p>
          </table:table-cell>
          <table:table-cell office:value-type="string" table:style-name="ce4">
            <text:p>',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6/18</text:p>
          </table:table-cell>
          <table:table-cell office:value-type="string" table:style-name="ce3">
            <text:p>','</text:p>
          </table:table-cell>
          <table:table-cell office:value-type="date" office:date-value="2013-12-12T00:00:00" table:style-name="ce2">
            <text:p>2013-12-12</text:p>
          </table:table-cell>
          <table:table-cell office:value-type="string" table:style-name="ce3">
            <text:p>','</text:p>
          </table:table-cell>
          <table:table-cell office:value-type="date" office:date-value="2013-12-27T00:00:00" table:style-name="ce2">
            <text:p>2013-12-27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3-12-20T00:00:00" table:style-name="ce2">
            <text:p>2013-12-20</text:p>
          </table:table-cell>
          <table:table-cell office:value-type="string" table:style-name="ce4">
            <text:p>',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1</text:p>
          </table:table-cell>
          <table:table-cell office:value-type="string" table:style-name="ce3">
            <text:p>','</text:p>
          </table:table-cell>
          <table:table-cell office:value-type="date" office:date-value="2013-12-28T00:00:00" table:style-name="ce2">
            <text:p>2013-12-28</text:p>
          </table:table-cell>
          <table:table-cell office:value-type="string" table:style-name="ce3">
            <text:p>','</text:p>
          </table:table-cell>
          <table:table-cell office:value-type="date" office:date-value="2014-01-20T00:00:00" table:style-name="ce2">
            <text:p>2014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1-10T00:00:00" table:style-name="ce2">
            <text:p>2014-01-10</text:p>
          </table:table-cell>
          <table:table-cell office:value-type="string" table:style-name="ce4">
            <text:p>',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2</text:p>
          </table:table-cell>
          <table:table-cell office:value-type="string" table:style-name="ce3">
            <text:p>','</text:p>
          </table:table-cell>
          <table:table-cell office:value-type="date" office:date-value="2014-01-21T00:00:00" table:style-name="ce2">
            <text:p>2014-01-21</text:p>
          </table:table-cell>
          <table:table-cell office:value-type="string" table:style-name="ce3">
            <text:p>','</text:p>
          </table:table-cell>
          <table:table-cell office:value-type="date" office:date-value="2014-02-10T00:00:00" table:style-name="ce2">
            <text:p>2014-02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1-31T00:00:00" table:style-name="ce2">
            <text:p>2014-01-31</text:p>
          </table:table-cell>
          <table:table-cell office:value-type="string" table:style-name="ce4">
            <text:p>',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3</text:p>
          </table:table-cell>
          <table:table-cell office:value-type="string" table:style-name="ce3">
            <text:p>','</text:p>
          </table:table-cell>
          <table:table-cell office:value-type="date" office:date-value="2014-02-11T00:00:00" table:style-name="ce2">
            <text:p>2014-02-11</text:p>
          </table:table-cell>
          <table:table-cell office:value-type="string" table:style-name="ce3">
            <text:p>','</text:p>
          </table:table-cell>
          <table:table-cell office:value-type="date" office:date-value="2014-02-28T00:00:00" table:style-name="ce2">
            <text:p>2014-0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2-20T00:00:00" table:style-name="ce2">
            <text:p>2014-02-20</text:p>
          </table:table-cell>
          <table:table-cell office:value-type="string" table:style-name="ce4">
            <text:p>',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4</text:p>
          </table:table-cell>
          <table:table-cell office:value-type="string" table:style-name="ce3">
            <text:p>','</text:p>
          </table:table-cell>
          <table:table-cell office:value-type="date" office:date-value="2014-03-01T00:00:00" table:style-name="ce2">
            <text:p>2014-03-01</text:p>
          </table:table-cell>
          <table:table-cell office:value-type="string" table:style-name="ce3">
            <text:p>','</text:p>
          </table:table-cell>
          <table:table-cell office:value-type="date" office:date-value="2014-03-20T00:00:00" table:style-name="ce2">
            <text:p>2014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3-10T00:00:00" table:style-name="ce2">
            <text:p>2014-03-10</text:p>
          </table:table-cell>
          <table:table-cell office:value-type="string" table:style-name="ce4">
            <text:p>',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5</text:p>
          </table:table-cell>
          <table:table-cell office:value-type="string" table:style-name="ce3">
            <text:p>','</text:p>
          </table:table-cell>
          <table:table-cell office:value-type="date" office:date-value="2014-03-21T00:00:00" table:style-name="ce2">
            <text:p>2014-03-21</text:p>
          </table:table-cell>
          <table:table-cell office:value-type="string" table:style-name="ce3">
            <text:p>','</text:p>
          </table:table-cell>
          <table:table-cell office:value-type="date" office:date-value="2014-04-10T00:00:00" table:style-name="ce2">
            <text:p>2014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3-31T00:00:00" table:style-name="ce2">
            <text:p>2014-03-31</text:p>
          </table:table-cell>
          <table:table-cell office:value-type="string" table:style-name="ce4">
            <text:p>',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6</text:p>
          </table:table-cell>
          <table:table-cell office:value-type="string" table:style-name="ce3">
            <text:p>','</text:p>
          </table:table-cell>
          <table:table-cell office:value-type="date" office:date-value="2014-04-11T00:00:00" table:style-name="ce2">
            <text:p>2014-04-11</text:p>
          </table:table-cell>
          <table:table-cell office:value-type="string" table:style-name="ce3">
            <text:p>','</text:p>
          </table:table-cell>
          <table:table-cell office:value-type="date" office:date-value="2014-04-30T00:00:00" table:style-name="ce2">
            <text:p>2014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4-20T00:00:00" table:style-name="ce2">
            <text:p>2014-04-20</text:p>
          </table:table-cell>
          <table:table-cell office:value-type="string" table:style-name="ce4">
            <text:p>',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7</text:p>
          </table:table-cell>
          <table:table-cell office:value-type="string" table:style-name="ce3">
            <text:p>','</text:p>
          </table:table-cell>
          <table:table-cell office:value-type="date" office:date-value="2014-05-01T00:00:00" table:style-name="ce2">
            <text:p>2014-05-01</text:p>
          </table:table-cell>
          <table:table-cell office:value-type="string" table:style-name="ce3">
            <text:p>','</text:p>
          </table:table-cell>
          <table:table-cell office:value-type="date" office:date-value="2014-05-20T00:00:00" table:style-name="ce2">
            <text:p>2014-05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5-10T00:00:00" table:style-name="ce2">
            <text:p>2014-05-10</text:p>
          </table:table-cell>
          <table:table-cell office:value-type="string" table:style-name="ce4">
            <text:p>',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8</text:p>
          </table:table-cell>
          <table:table-cell office:value-type="string" table:style-name="ce3">
            <text:p>','</text:p>
          </table:table-cell>
          <table:table-cell office:value-type="date" office:date-value="2014-05-21T00:00:00" table:style-name="ce2">
            <text:p>2014-05-21</text:p>
          </table:table-cell>
          <table:table-cell office:value-type="string" table:style-name="ce3">
            <text:p>','</text:p>
          </table:table-cell>
          <table:table-cell office:value-type="date" office:date-value="2014-06-10T00:00:00" table:style-name="ce2">
            <text:p>2014-06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5-31T00:00:00" table:style-name="ce2">
            <text:p>2014-05-31</text:p>
          </table:table-cell>
          <table:table-cell office:value-type="string" table:style-name="ce4">
            <text:p>',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09</text:p>
          </table:table-cell>
          <table:table-cell office:value-type="string" table:style-name="ce3">
            <text:p>','</text:p>
          </table:table-cell>
          <table:table-cell office:value-type="date" office:date-value="2014-06-11T00:00:00" table:style-name="ce2">
            <text:p>2014-06-11</text:p>
          </table:table-cell>
          <table:table-cell office:value-type="string" table:style-name="ce3">
            <text:p>','</text:p>
          </table:table-cell>
          <table:table-cell office:value-type="date" office:date-value="2014-06-30T00:00:00" table:style-name="ce2">
            <text:p>2014-06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6-20T00:00:00" table:style-name="ce2">
            <text:p>2014-06-20</text:p>
          </table:table-cell>
          <table:table-cell office:value-type="string" table:style-name="ce4">
            <text:p>',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0</text:p>
          </table:table-cell>
          <table:table-cell office:value-type="string" table:style-name="ce3">
            <text:p>','</text:p>
          </table:table-cell>
          <table:table-cell office:value-type="date" office:date-value="2014-07-01T00:00:00" table:style-name="ce2">
            <text:p>2014-07-01</text:p>
          </table:table-cell>
          <table:table-cell office:value-type="string" table:style-name="ce3">
            <text:p>','</text:p>
          </table:table-cell>
          <table:table-cell office:value-type="date" office:date-value="2014-07-21T00:00:00" table:style-name="ce2">
            <text:p>2014-07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7-10T00:00:00" table:style-name="ce2">
            <text:p>2014-07-10</text:p>
          </table:table-cell>
          <table:table-cell office:value-type="string" table:style-name="ce4">
            <text:p>',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1</text:p>
          </table:table-cell>
          <table:table-cell office:value-type="string" table:style-name="ce3">
            <text:p>','</text:p>
          </table:table-cell>
          <table:table-cell office:value-type="date" office:date-value="2014-07-22T00:00:00" table:style-name="ce2">
            <text:p>2014-07-22</text:p>
          </table:table-cell>
          <table:table-cell office:value-type="string" table:style-name="ce3">
            <text:p>','</text:p>
          </table:table-cell>
          <table:table-cell office:value-type="date" office:date-value="2014-08-13T00:00:00" table:style-name="ce2">
            <text:p>2014-08-1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7-31T00:00:00" table:style-name="ce2">
            <text:p>2014-07-31</text:p>
          </table:table-cell>
          <table:table-cell office:value-type="string" table:style-name="ce4">
            <text:p>',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2</text:p>
          </table:table-cell>
          <table:table-cell office:value-type="string" table:style-name="ce3">
            <text:p>','</text:p>
          </table:table-cell>
          <table:table-cell office:value-type="date" office:date-value="2014-08-14T00:00:00" table:style-name="ce2">
            <text:p>2014-08-14</text:p>
          </table:table-cell>
          <table:table-cell office:value-type="string" table:style-name="ce3">
            <text:p>','</text:p>
          </table:table-cell>
          <table:table-cell office:value-type="date" office:date-value="2014-08-30T00:00:00" table:style-name="ce2">
            <text:p>2014-08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8-20T00:00:00" table:style-name="ce2">
            <text:p>2014-08-20</text:p>
          </table:table-cell>
          <table:table-cell office:value-type="string" table:style-name="ce4">
            <text:p>',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3</text:p>
          </table:table-cell>
          <table:table-cell office:value-type="string" table:style-name="ce3">
            <text:p>','</text:p>
          </table:table-cell>
          <table:table-cell office:value-type="date" office:date-value="2014-09-01T00:00:00" table:style-name="ce2">
            <text:p>2014-09-01</text:p>
          </table:table-cell>
          <table:table-cell office:value-type="string" table:style-name="ce3">
            <text:p>','</text:p>
          </table:table-cell>
          <table:table-cell office:value-type="date" office:date-value="2014-09-20T00:00:00" table:style-name="ce2">
            <text:p>2014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9-10T00:00:00" table:style-name="ce2">
            <text:p>2014-09-10</text:p>
          </table:table-cell>
          <table:table-cell office:value-type="string" table:style-name="ce4">
            <text:p>',</text:p>
          </table:table-cell>
          <table:table-cell office:value-type="float" office:value="1357" table:style-name="ce1">
            <text:p>13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4</text:p>
          </table:table-cell>
          <table:table-cell office:value-type="string" table:style-name="ce3">
            <text:p>','</text:p>
          </table:table-cell>
          <table:table-cell office:value-type="date" office:date-value="2014-09-22T00:00:00" table:style-name="ce2">
            <text:p>2014-09-22</text:p>
          </table:table-cell>
          <table:table-cell office:value-type="string" table:style-name="ce3">
            <text:p>','</text:p>
          </table:table-cell>
          <table:table-cell office:value-type="date" office:date-value="2014-10-10T00:00:00" table:style-name="ce2">
            <text:p>2014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09-30T00:00:00" table:style-name="ce2">
            <text:p>2014-09-30</text:p>
          </table:table-cell>
          <table:table-cell office:value-type="string" table:style-name="ce4">
            <text:p>',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5</text:p>
          </table:table-cell>
          <table:table-cell office:value-type="string" table:style-name="ce3">
            <text:p>','</text:p>
          </table:table-cell>
          <table:table-cell office:value-type="date" office:date-value="2014-10-11T00:00:00" table:style-name="ce2">
            <text:p>2014-10-11</text:p>
          </table:table-cell>
          <table:table-cell office:value-type="string" table:style-name="ce3">
            <text:p>','</text:p>
          </table:table-cell>
          <table:table-cell office:value-type="date" office:date-value="2014-10-31T00:00:00" table:style-name="ce2">
            <text:p>2014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10-20T00:00:00" table:style-name="ce2">
            <text:p>2014-10-20</text:p>
          </table:table-cell>
          <table:table-cell office:value-type="string" table:style-name="ce4">
            <text:p>',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6</text:p>
          </table:table-cell>
          <table:table-cell office:value-type="string" table:style-name="ce3">
            <text:p>','</text:p>
          </table:table-cell>
          <table:table-cell office:value-type="date" office:date-value="2014-11-01T00:00:00" table:style-name="ce2">
            <text:p>2014-11-01</text:p>
          </table:table-cell>
          <table:table-cell office:value-type="string" table:style-name="ce3">
            <text:p>','</text:p>
          </table:table-cell>
          <table:table-cell office:value-type="date" office:date-value="2014-11-20T00:00:00" table:style-name="ce2">
            <text:p>2014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11-10T00:00:00" table:style-name="ce2">
            <text:p>2014-11-10</text:p>
          </table:table-cell>
          <table:table-cell office:value-type="string" table:style-name="ce4">
            <text:p>',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7</text:p>
          </table:table-cell>
          <table:table-cell office:value-type="string" table:style-name="ce3">
            <text:p>','</text:p>
          </table:table-cell>
          <table:table-cell office:value-type="date" office:date-value="2014-11-21T00:00:00" table:style-name="ce2">
            <text:p>2014-11-21</text:p>
          </table:table-cell>
          <table:table-cell office:value-type="string" table:style-name="ce3">
            <text:p>','</text:p>
          </table:table-cell>
          <table:table-cell office:value-type="date" office:date-value="2014-12-11T00:00:00" table:style-name="ce2">
            <text:p>2014-1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11-30T00:00:00" table:style-name="ce2">
            <text:p>2014-11-30</text:p>
          </table:table-cell>
          <table:table-cell office:value-type="string" table:style-name="ce4">
            <text:p>',</text:p>
          </table:table-cell>
          <table:table-cell office:value-type="float" office:value="1757" table:style-name="ce1">
            <text:p>17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7/18</text:p>
          </table:table-cell>
          <table:table-cell office:value-type="string" table:style-name="ce3">
            <text:p>','</text:p>
          </table:table-cell>
          <table:table-cell office:value-type="date" office:date-value="2014-12-12T00:00:00" table:style-name="ce2">
            <text:p>2014-12-12</text:p>
          </table:table-cell>
          <table:table-cell office:value-type="string" table:style-name="ce3">
            <text:p>','</text:p>
          </table:table-cell>
          <table:table-cell office:value-type="date" office:date-value="2014-12-29T00:00:00" table:style-name="ce2">
            <text:p>2014-12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4-12-20T00:00:00" table:style-name="ce2">
            <text:p>2014-12-20</text:p>
          </table:table-cell>
          <table:table-cell office:value-type="string" table:style-name="ce4">
            <text:p>',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1</text:p>
          </table:table-cell>
          <table:table-cell office:value-type="string" table:style-name="ce3">
            <text:p>','</text:p>
          </table:table-cell>
          <table:table-cell office:value-type="date" office:date-value="2014-12-30T00:00:00" table:style-name="ce2">
            <text:p>2014-12-30</text:p>
          </table:table-cell>
          <table:table-cell office:value-type="string" table:style-name="ce3">
            <text:p>','</text:p>
          </table:table-cell>
          <table:table-cell office:value-type="date" office:date-value="2015-01-20T00:00:00" table:style-name="ce2">
            <text:p>2015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1-10T00:00:00" table:style-name="ce2">
            <text:p>2015-01-10</text:p>
          </table:table-cell>
          <table:table-cell office:value-type="string" table:style-name="ce4">
            <text:p>',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2</text:p>
          </table:table-cell>
          <table:table-cell office:value-type="string" table:style-name="ce3">
            <text:p>','</text:p>
          </table:table-cell>
          <table:table-cell office:value-type="date" office:date-value="2015-01-21T00:00:00" table:style-name="ce2">
            <text:p>2015-01-21</text:p>
          </table:table-cell>
          <table:table-cell office:value-type="string" table:style-name="ce3">
            <text:p>','</text:p>
          </table:table-cell>
          <table:table-cell office:value-type="date" office:date-value="2015-02-10T00:00:00" table:style-name="ce2">
            <text:p>2015-02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1-31T00:00:00" table:style-name="ce2">
            <text:p>2015-01-31</text:p>
          </table:table-cell>
          <table:table-cell office:value-type="string" table:style-name="ce4">
            <text:p>',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3</text:p>
          </table:table-cell>
          <table:table-cell office:value-type="string" table:style-name="ce3">
            <text:p>','</text:p>
          </table:table-cell>
          <table:table-cell office:value-type="date" office:date-value="2015-02-11T00:00:00" table:style-name="ce2">
            <text:p>2015-02-11</text:p>
          </table:table-cell>
          <table:table-cell office:value-type="string" table:style-name="ce3">
            <text:p>','</text:p>
          </table:table-cell>
          <table:table-cell office:value-type="date" office:date-value="2015-02-27T00:00:00" table:style-name="ce2">
            <text:p>2015-02-27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2-20T00:00:00" table:style-name="ce2">
            <text:p>2015-02-20</text:p>
          </table:table-cell>
          <table:table-cell office:value-type="string" table:style-name="ce4">
            <text:p>',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4</text:p>
          </table:table-cell>
          <table:table-cell office:value-type="string" table:style-name="ce3">
            <text:p>','</text:p>
          </table:table-cell>
          <table:table-cell office:value-type="date" office:date-value="2015-02-28T00:00:00" table:style-name="ce2">
            <text:p>2015-02-28</text:p>
          </table:table-cell>
          <table:table-cell office:value-type="string" table:style-name="ce3">
            <text:p>','</text:p>
          </table:table-cell>
          <table:table-cell office:value-type="date" office:date-value="2015-03-20T00:00:00" table:style-name="ce2">
            <text:p>2015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3-10T00:00:00" table:style-name="ce2">
            <text:p>2015-03-10</text:p>
          </table:table-cell>
          <table:table-cell office:value-type="string" table:style-name="ce4">
            <text:p>',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5</text:p>
          </table:table-cell>
          <table:table-cell office:value-type="string" table:style-name="ce3">
            <text:p>','</text:p>
          </table:table-cell>
          <table:table-cell office:value-type="date" office:date-value="2015-03-21T00:00:00" table:style-name="ce2">
            <text:p>2015-03-21</text:p>
          </table:table-cell>
          <table:table-cell office:value-type="string" table:style-name="ce3">
            <text:p>','</text:p>
          </table:table-cell>
          <table:table-cell office:value-type="date" office:date-value="2015-04-10T00:00:00" table:style-name="ce2">
            <text:p>2015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3-31T00:00:00" table:style-name="ce2">
            <text:p>2015-03-31</text:p>
          </table:table-cell>
          <table:table-cell office:value-type="string" table:style-name="ce4">
            <text:p>',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6</text:p>
          </table:table-cell>
          <table:table-cell office:value-type="string" table:style-name="ce3">
            <text:p>','</text:p>
          </table:table-cell>
          <table:table-cell office:value-type="date" office:date-value="2015-04-11T00:00:00" table:style-name="ce2">
            <text:p>2015-04-11</text:p>
          </table:table-cell>
          <table:table-cell office:value-type="string" table:style-name="ce3">
            <text:p>','</text:p>
          </table:table-cell>
          <table:table-cell office:value-type="date" office:date-value="2015-04-30T00:00:00" table:style-name="ce2">
            <text:p>2015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4-20T00:00:00" table:style-name="ce2">
            <text:p>2015-04-20</text:p>
          </table:table-cell>
          <table:table-cell office:value-type="string" table:style-name="ce4">
            <text:p>',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7</text:p>
          </table:table-cell>
          <table:table-cell office:value-type="string" table:style-name="ce3">
            <text:p>','</text:p>
          </table:table-cell>
          <table:table-cell office:value-type="date" office:date-value="2015-05-01T00:00:00" table:style-name="ce2">
            <text:p>2015-05-01</text:p>
          </table:table-cell>
          <table:table-cell office:value-type="string" table:style-name="ce3">
            <text:p>','</text:p>
          </table:table-cell>
          <table:table-cell office:value-type="date" office:date-value="2015-05-20T00:00:00" table:style-name="ce2">
            <text:p>2015-05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5-10T00:00:00" table:style-name="ce2">
            <text:p>2015-05-10</text:p>
          </table:table-cell>
          <table:table-cell office:value-type="string" table:style-name="ce4">
            <text:p>',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8</text:p>
          </table:table-cell>
          <table:table-cell office:value-type="string" table:style-name="ce3">
            <text:p>','</text:p>
          </table:table-cell>
          <table:table-cell office:value-type="date" office:date-value="2015-05-21T00:00:00" table:style-name="ce2">
            <text:p>2015-05-21</text:p>
          </table:table-cell>
          <table:table-cell office:value-type="string" table:style-name="ce3">
            <text:p>','</text:p>
          </table:table-cell>
          <table:table-cell office:value-type="date" office:date-value="2015-06-10T00:00:00" table:style-name="ce2">
            <text:p>2015-06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5-31T00:00:00" table:style-name="ce2">
            <text:p>2015-05-31</text:p>
          </table:table-cell>
          <table:table-cell office:value-type="string" table:style-name="ce4">
            <text:p>',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09</text:p>
          </table:table-cell>
          <table:table-cell office:value-type="string" table:style-name="ce3">
            <text:p>','</text:p>
          </table:table-cell>
          <table:table-cell office:value-type="date" office:date-value="2015-06-11T00:00:00" table:style-name="ce2">
            <text:p>2015-06-11</text:p>
          </table:table-cell>
          <table:table-cell office:value-type="string" table:style-name="ce3">
            <text:p>','</text:p>
          </table:table-cell>
          <table:table-cell office:value-type="date" office:date-value="2015-06-30T00:00:00" table:style-name="ce2">
            <text:p>2015-06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6-20T00:00:00" table:style-name="ce2">
            <text:p>2015-06-20</text:p>
          </table:table-cell>
          <table:table-cell office:value-type="string" table:style-name="ce4">
            <text:p>',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0</text:p>
          </table:table-cell>
          <table:table-cell office:value-type="string" table:style-name="ce3">
            <text:p>','</text:p>
          </table:table-cell>
          <table:table-cell office:value-type="date" office:date-value="2015-07-01T00:00:00" table:style-name="ce2">
            <text:p>2015-07-01</text:p>
          </table:table-cell>
          <table:table-cell office:value-type="string" table:style-name="ce3">
            <text:p>','</text:p>
          </table:table-cell>
          <table:table-cell office:value-type="date" office:date-value="2015-07-20T00:00:00" table:style-name="ce2">
            <text:p>2015-07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7-10T00:00:00" table:style-name="ce2">
            <text:p>2015-07-10</text:p>
          </table:table-cell>
          <table:table-cell office:value-type="string" table:style-name="ce4">
            <text:p>',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1</text:p>
          </table:table-cell>
          <table:table-cell office:value-type="string" table:style-name="ce3">
            <text:p>','</text:p>
          </table:table-cell>
          <table:table-cell office:value-type="date" office:date-value="2015-07-21T00:00:00" table:style-name="ce2">
            <text:p>2015-07-21</text:p>
          </table:table-cell>
          <table:table-cell office:value-type="string" table:style-name="ce3">
            <text:p>','</text:p>
          </table:table-cell>
          <table:table-cell office:value-type="date" office:date-value="2015-08-10T00:00:00" table:style-name="ce2">
            <text:p>2015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7-31T00:00:00" table:style-name="ce2">
            <text:p>2015-07-31</text:p>
          </table:table-cell>
          <table:table-cell office:value-type="string" table:style-name="ce4">
            <text:p>',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2</text:p>
          </table:table-cell>
          <table:table-cell office:value-type="string" table:style-name="ce3">
            <text:p>','</text:p>
          </table:table-cell>
          <table:table-cell office:value-type="date" office:date-value="2015-08-11T00:00:00" table:style-name="ce2">
            <text:p>2015-08-11</text:p>
          </table:table-cell>
          <table:table-cell office:value-type="string" table:style-name="ce3">
            <text:p>','</text:p>
          </table:table-cell>
          <table:table-cell office:value-type="date" office:date-value="2015-08-31T00:00:00" table:style-name="ce2">
            <text:p>2015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8-20T00:00:00" table:style-name="ce2">
            <text:p>2015-08-20</text:p>
          </table:table-cell>
          <table:table-cell office:value-type="string" table:style-name="ce4">
            <text:p>',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3</text:p>
          </table:table-cell>
          <table:table-cell office:value-type="string" table:style-name="ce3">
            <text:p>','</text:p>
          </table:table-cell>
          <table:table-cell office:value-type="date" office:date-value="2015-09-01T00:00:00" table:style-name="ce2">
            <text:p>2015-09-01</text:p>
          </table:table-cell>
          <table:table-cell office:value-type="string" table:style-name="ce3">
            <text:p>','</text:p>
          </table:table-cell>
          <table:table-cell office:value-type="date" office:date-value="2015-09-21T00:00:00" table:style-name="ce2">
            <text:p>2015-09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9-10T00:00:00" table:style-name="ce2">
            <text:p>2015-09-10</text:p>
          </table:table-cell>
          <table:table-cell office:value-type="string" table:style-name="ce4">
            <text:p>',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4</text:p>
          </table:table-cell>
          <table:table-cell office:value-type="string" table:style-name="ce3">
            <text:p>','</text:p>
          </table:table-cell>
          <table:table-cell office:value-type="date" office:date-value="2015-09-22T00:00:00" table:style-name="ce2">
            <text:p>2015-09-22</text:p>
          </table:table-cell>
          <table:table-cell office:value-type="string" table:style-name="ce3">
            <text:p>','</text:p>
          </table:table-cell>
          <table:table-cell office:value-type="date" office:date-value="2015-10-09T00:00:00" table:style-name="ce2">
            <text:p>2015-10-0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09-30T00:00:00" table:style-name="ce2">
            <text:p>2015-09-30</text:p>
          </table:table-cell>
          <table:table-cell office:value-type="string" table:style-name="ce4">
            <text:p>',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7</text:p>
          </table:table-cell>
          <table:table-cell office:value-type="string" table:style-name="ce3">
            <text:p>','</text:p>
          </table:table-cell>
          <table:table-cell office:value-type="date" office:date-value="2015-11-21T00:00:00" table:style-name="ce2">
            <text:p>2015-11-21</text:p>
          </table:table-cell>
          <table:table-cell office:value-type="string" table:style-name="ce3">
            <text:p>','</text:p>
          </table:table-cell>
          <table:table-cell office:value-type="date" office:date-value="2015-12-11T00:00:00" table:style-name="ce2">
            <text:p>2015-1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11-30T00:00:00" table:style-name="ce2">
            <text:p>2015-11-30</text:p>
          </table:table-cell>
          <table:table-cell office:value-type="string" table:style-name="ce4">
            <text:p>',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8</text:p>
          </table:table-cell>
          <table:table-cell office:value-type="string" table:style-name="ce3">
            <text:p>','</text:p>
          </table:table-cell>
          <table:table-cell office:value-type="date" office:date-value="2015-12-12T00:00:00" table:style-name="ce2">
            <text:p>2015-12-12</text:p>
          </table:table-cell>
          <table:table-cell office:value-type="string" table:style-name="ce3">
            <text:p>','</text:p>
          </table:table-cell>
          <table:table-cell office:value-type="date" office:date-value="2015-12-29T00:00:00" table:style-name="ce2">
            <text:p>2015-12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12-20T00:00:00" table:style-name="ce2">
            <text:p>2015-12-20</text:p>
          </table:table-cell>
          <table:table-cell office:value-type="string" table:style-name="ce4">
            <text:p>',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5</text:p>
          </table:table-cell>
          <table:table-cell office:value-type="string" table:style-name="ce3">
            <text:p>','</text:p>
          </table:table-cell>
          <table:table-cell office:value-type="date" office:date-value="2015-10-10T00:00:00" table:style-name="ce2">
            <text:p>2015-10-10</text:p>
          </table:table-cell>
          <table:table-cell office:value-type="string" table:style-name="ce3">
            <text:p>','</text:p>
          </table:table-cell>
          <table:table-cell office:value-type="date" office:date-value="2015-10-31T00:00:00" table:style-name="ce2">
            <text:p>2015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10-20T00:00:00" table:style-name="ce2">
            <text:p>2015-10-20</text:p>
          </table:table-cell>
          <table:table-cell office:value-type="string" table:style-name="ce4">
            <text:p>',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8/16</text:p>
          </table:table-cell>
          <table:table-cell office:value-type="string" table:style-name="ce3">
            <text:p>','</text:p>
          </table:table-cell>
          <table:table-cell office:value-type="date" office:date-value="2015-11-01T00:00:00" table:style-name="ce2">
            <text:p>2015-11-01</text:p>
          </table:table-cell>
          <table:table-cell office:value-type="string" table:style-name="ce3">
            <text:p>','</text:p>
          </table:table-cell>
          <table:table-cell office:value-type="date" office:date-value="2015-11-20T00:00:00" table:style-name="ce2">
            <text:p>2015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5-11-10T00:00:00" table:style-name="ce2">
            <text:p>2015-11-10</text:p>
          </table:table-cell>
          <table:table-cell office:value-type="string" table:style-name="ce4">
            <text:p>',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1</text:p>
          </table:table-cell>
          <table:table-cell office:value-type="string" table:style-name="ce3">
            <text:p>','</text:p>
          </table:table-cell>
          <table:table-cell office:value-type="date" office:date-value="2015-12-30T00:00:00" table:style-name="ce2">
            <text:p>2015-12-30</text:p>
          </table:table-cell>
          <table:table-cell office:value-type="string" table:style-name="ce3">
            <text:p>','</text:p>
          </table:table-cell>
          <table:table-cell office:value-type="date" office:date-value="2016-01-20T00:00:00" table:style-name="ce2">
            <text:p>2016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1-10T00:00:00" table:style-name="ce2">
            <text:p>2016-01-10</text:p>
          </table:table-cell>
          <table:table-cell office:value-type="string" table:style-name="ce4">
            <text:p>',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2</text:p>
          </table:table-cell>
          <table:table-cell office:value-type="string" table:style-name="ce3">
            <text:p>','</text:p>
          </table:table-cell>
          <table:table-cell office:value-type="date" office:date-value="2016-01-21T00:00:00" table:style-name="ce2">
            <text:p>2016-01-21</text:p>
          </table:table-cell>
          <table:table-cell office:value-type="string" table:style-name="ce3">
            <text:p>','</text:p>
          </table:table-cell>
          <table:table-cell office:value-type="date" office:date-value="2016-02-10T00:00:00" table:style-name="ce2">
            <text:p>2016-02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1-31T00:00:00" table:style-name="ce2">
            <text:p>2016-01-31</text:p>
          </table:table-cell>
          <table:table-cell office:value-type="string" table:style-name="ce4">
            <text:p>',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3</text:p>
          </table:table-cell>
          <table:table-cell office:value-type="string" table:style-name="ce3">
            <text:p>','</text:p>
          </table:table-cell>
          <table:table-cell office:value-type="date" office:date-value="2016-02-11T00:00:00" table:style-name="ce2">
            <text:p>2016-02-11</text:p>
          </table:table-cell>
          <table:table-cell office:value-type="string" table:style-name="ce3">
            <text:p>','</text:p>
          </table:table-cell>
          <table:table-cell office:value-type="date" office:date-value="2016-02-29T00:00:00" table:style-name="ce2">
            <text:p>2016-02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2-20T00:00:00" table:style-name="ce2">
            <text:p>2016-02-20</text:p>
          </table:table-cell>
          <table:table-cell office:value-type="string" table:style-name="ce4">
            <text:p>',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4</text:p>
          </table:table-cell>
          <table:table-cell office:value-type="string" table:style-name="ce3">
            <text:p>','</text:p>
          </table:table-cell>
          <table:table-cell office:value-type="date" office:date-value="2016-03-01T00:00:00" table:style-name="ce2">
            <text:p>2016-03-01</text:p>
          </table:table-cell>
          <table:table-cell office:value-type="string" table:style-name="ce3">
            <text:p>','</text:p>
          </table:table-cell>
          <table:table-cell office:value-type="date" office:date-value="2016-03-21T00:00:00" table:style-name="ce2">
            <text:p>2016-03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3-10T00:00:00" table:style-name="ce2">
            <text:p>2016-03-10</text:p>
          </table:table-cell>
          <table:table-cell office:value-type="string" table:style-name="ce4">
            <text:p>',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5</text:p>
          </table:table-cell>
          <table:table-cell office:value-type="string" table:style-name="ce3">
            <text:p>','</text:p>
          </table:table-cell>
          <table:table-cell office:value-type="date" office:date-value="2016-03-22T00:00:00" table:style-name="ce2">
            <text:p>2016-03-22</text:p>
          </table:table-cell>
          <table:table-cell office:value-type="string" table:style-name="ce3">
            <text:p>','</text:p>
          </table:table-cell>
          <table:table-cell office:value-type="date" office:date-value="2016-04-11T00:00:00" table:style-name="ce2">
            <text:p>2016-04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3-31T00:00:00" table:style-name="ce2">
            <text:p>2016-03-31</text:p>
          </table:table-cell>
          <table:table-cell office:value-type="string" table:style-name="ce4">
            <text:p>',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6</text:p>
          </table:table-cell>
          <table:table-cell office:value-type="string" table:style-name="ce3">
            <text:p>','</text:p>
          </table:table-cell>
          <table:table-cell office:value-type="date" office:date-value="2016-04-12T00:00:00" table:style-name="ce2">
            <text:p>2016-04-12</text:p>
          </table:table-cell>
          <table:table-cell office:value-type="string" table:style-name="ce3">
            <text:p>','</text:p>
          </table:table-cell>
          <table:table-cell office:value-type="date" office:date-value="2016-05-03T00:00:00" table:style-name="ce2">
            <text:p>2016-05-0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4-20T00:00:00" table:style-name="ce2">
            <text:p>2016-04-20</text:p>
          </table:table-cell>
          <table:table-cell office:value-type="string" table:style-name="ce4">
            <text:p>',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7</text:p>
          </table:table-cell>
          <table:table-cell office:value-type="string" table:style-name="ce3">
            <text:p>','</text:p>
          </table:table-cell>
          <table:table-cell office:value-type="date" office:date-value="2016-05-04T00:00:00" table:style-name="ce2">
            <text:p>2016-05-04</text:p>
          </table:table-cell>
          <table:table-cell office:value-type="string" table:style-name="ce3">
            <text:p>','</text:p>
          </table:table-cell>
          <table:table-cell office:value-type="date" office:date-value="2016-05-23T00:00:00" table:style-name="ce2">
            <text:p>2016-05-2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5-10T00:00:00" table:style-name="ce2">
            <text:p>2016-05-10</text:p>
          </table:table-cell>
          <table:table-cell office:value-type="string" table:style-name="ce4">
            <text:p>',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8</text:p>
          </table:table-cell>
          <table:table-cell office:value-type="string" table:style-name="ce3">
            <text:p>','</text:p>
          </table:table-cell>
          <table:table-cell office:value-type="date" office:date-value="2016-05-24T00:00:00" table:style-name="ce2">
            <text:p>2016-05-24</text:p>
          </table:table-cell>
          <table:table-cell office:value-type="string" table:style-name="ce3">
            <text:p>','</text:p>
          </table:table-cell>
          <table:table-cell office:value-type="date" office:date-value="2016-06-10T00:00:00" table:style-name="ce2">
            <text:p>2016-06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5-31T00:00:00" table:style-name="ce2">
            <text:p>2016-05-31</text:p>
          </table:table-cell>
          <table:table-cell office:value-type="string" table:style-name="ce4">
            <text:p>',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2/18</text:p>
          </table:table-cell>
          <table:table-cell office:value-type="string" table:style-name="ce3">
            <text:p>','</text:p>
          </table:table-cell>
          <table:table-cell office:value-type="date" office:date-value="2009-12-06T00:00:00" table:style-name="ce2">
            <text:p>2009-12-06</text:p>
          </table:table-cell>
          <table:table-cell office:value-type="string" table:style-name="ce3">
            <text:p>','</text:p>
          </table:table-cell>
          <table:table-cell office:value-type="date" office:date-value="2009-12-25T00:00:00" table:style-name="ce2">
            <text:p>2009-12-25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09-12-15T00:00:00" table:style-name="ce2">
            <text:p>2009-12-15</text:p>
          </table:table-cell>
          <table:table-cell office:value-type="string" table:style-name="ce4">
            <text:p>',</text:p>
          </table:table-cell>
          <table:table-cell office:value-type="float" office:value="1852" table:style-name="ce1">
            <text:p>185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09</text:p>
          </table:table-cell>
          <table:table-cell office:value-type="string" table:style-name="ce3">
            <text:p>','</text:p>
          </table:table-cell>
          <table:table-cell office:value-type="date" office:date-value="2016-06-11T00:00:00" table:style-name="ce2">
            <text:p>2016-06-11</text:p>
          </table:table-cell>
          <table:table-cell office:value-type="string" table:style-name="ce3">
            <text:p>','</text:p>
          </table:table-cell>
          <table:table-cell office:value-type="date" office:date-value="2016-06-30T00:00:00" table:style-name="ce2">
            <text:p>2016-06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6-20T00:00:00" table:style-name="ce2">
            <text:p>2016-06-20</text:p>
          </table:table-cell>
          <table:table-cell office:value-type="string" table:style-name="ce4">
            <text:p>',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1</text:p>
          </table:table-cell>
          <table:table-cell office:value-type="string" table:style-name="ce3">
            <text:p>','</text:p>
          </table:table-cell>
          <table:table-cell office:value-type="date" office:date-value="2016-07-21T00:00:00" table:style-name="ce2">
            <text:p>2016-07-21</text:p>
          </table:table-cell>
          <table:table-cell office:value-type="string" table:style-name="ce3">
            <text:p>','</text:p>
          </table:table-cell>
          <table:table-cell office:value-type="date" office:date-value="2016-08-10T00:00:00" table:style-name="ce2">
            <text:p>2016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7-31T00:00:00" table:style-name="ce2">
            <text:p>2016-07-31</text:p>
          </table:table-cell>
          <table:table-cell office:value-type="string" table:style-name="ce4">
            <text:p>',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2</text:p>
          </table:table-cell>
          <table:table-cell office:value-type="string" table:style-name="ce3">
            <text:p>','</text:p>
          </table:table-cell>
          <table:table-cell office:value-type="date" office:date-value="2016-08-11T00:00:00" table:style-name="ce2">
            <text:p>2016-08-11</text:p>
          </table:table-cell>
          <table:table-cell office:value-type="string" table:style-name="ce3">
            <text:p>','</text:p>
          </table:table-cell>
          <table:table-cell office:value-type="date" office:date-value="2016-08-31T00:00:00" table:style-name="ce2">
            <text:p>2016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8-20T00:00:00" table:style-name="ce2">
            <text:p>2016-08-20</text:p>
          </table:table-cell>
          <table:table-cell office:value-type="string" table:style-name="ce4">
            <text:p>',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3</text:p>
          </table:table-cell>
          <table:table-cell office:value-type="string" table:style-name="ce3">
            <text:p>','</text:p>
          </table:table-cell>
          <table:table-cell office:value-type="date" office:date-value="2016-09-01T00:00:00" table:style-name="ce2">
            <text:p>2016-09-01</text:p>
          </table:table-cell>
          <table:table-cell office:value-type="string" table:style-name="ce3">
            <text:p>','</text:p>
          </table:table-cell>
          <table:table-cell office:value-type="date" office:date-value="2016-09-20T00:00:00" table:style-name="ce2">
            <text:p>2016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9-10T00:00:00" table:style-name="ce2">
            <text:p>2016-09-10</text:p>
          </table:table-cell>
          <table:table-cell office:value-type="string" table:style-name="ce4">
            <text:p>',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4</text:p>
          </table:table-cell>
          <table:table-cell office:value-type="string" table:style-name="ce3">
            <text:p>','</text:p>
          </table:table-cell>
          <table:table-cell office:value-type="date" office:date-value="2016-09-21T00:00:00" table:style-name="ce2">
            <text:p>2016-09-21</text:p>
          </table:table-cell>
          <table:table-cell office:value-type="string" table:style-name="ce3">
            <text:p>','</text:p>
          </table:table-cell>
          <table:table-cell office:value-type="date" office:date-value="2016-10-10T00:00:00" table:style-name="ce2">
            <text:p>2016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9-30T00:00:00" table:style-name="ce2">
            <text:p>2016-09-30</text:p>
          </table:table-cell>
          <table:table-cell office:value-type="string" table:style-name="ce4">
            <text:p>',</text:p>
          </table:table-cell>
          <table:table-cell office:value-type="float" office:value="1459" table:style-name="ce1">
            <text:p>14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5</text:p>
          </table:table-cell>
          <table:table-cell office:value-type="string" table:style-name="ce3">
            <text:p>','</text:p>
          </table:table-cell>
          <table:table-cell office:value-type="date" office:date-value="2016-10-11T00:00:00" table:style-name="ce2">
            <text:p>2016-10-11</text:p>
          </table:table-cell>
          <table:table-cell office:value-type="string" table:style-name="ce3">
            <text:p>','</text:p>
          </table:table-cell>
          <table:table-cell office:value-type="date" office:date-value="2016-10-31T00:00:00" table:style-name="ce2">
            <text:p>2016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10-20T00:00:00" table:style-name="ce2">
            <text:p>2016-10-20</text:p>
          </table:table-cell>
          <table:table-cell office:value-type="string" table:style-name="ce4">
            <text:p>',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6</text:p>
          </table:table-cell>
          <table:table-cell office:value-type="string" table:style-name="ce3">
            <text:p>','</text:p>
          </table:table-cell>
          <table:table-cell office:value-type="date" office:date-value="2016-11-01T00:00:00" table:style-name="ce2">
            <text:p>2016-11-01</text:p>
          </table:table-cell>
          <table:table-cell office:value-type="string" table:style-name="ce3">
            <text:p>','</text:p>
          </table:table-cell>
          <table:table-cell office:value-type="date" office:date-value="2016-11-21T00:00:00" table:style-name="ce2">
            <text:p>2016-11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11-10T00:00:00" table:style-name="ce2">
            <text:p>2016-11-10</text:p>
          </table:table-cell>
          <table:table-cell office:value-type="string" table:style-name="ce4">
            <text:p>',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0</text:p>
          </table:table-cell>
          <table:table-cell office:value-type="string" table:style-name="ce3">
            <text:p>','</text:p>
          </table:table-cell>
          <table:table-cell office:value-type="date" office:date-value="2016-07-01T00:00:00" table:style-name="ce2">
            <text:p>2016-07-01</text:p>
          </table:table-cell>
          <table:table-cell office:value-type="string" table:style-name="ce3">
            <text:p>','</text:p>
          </table:table-cell>
          <table:table-cell office:value-type="date" office:date-value="2016-07-20T00:00:00" table:style-name="ce2">
            <text:p>2016-07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07-10T00:00:00" table:style-name="ce2">
            <text:p>2016-07-10</text:p>
          </table:table-cell>
          <table:table-cell office:value-type="string" table:style-name="ce4">
            <text:p>',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7</text:p>
          </table:table-cell>
          <table:table-cell office:value-type="string" table:style-name="ce3">
            <text:p>','</text:p>
          </table:table-cell>
          <table:table-cell office:value-type="date" office:date-value="2016-11-22T00:00:00" table:style-name="ce2">
            <text:p>2016-11-22</text:p>
          </table:table-cell>
          <table:table-cell office:value-type="string" table:style-name="ce3">
            <text:p>','</text:p>
          </table:table-cell>
          <table:table-cell office:value-type="date" office:date-value="2016-12-09T00:00:00" table:style-name="ce2">
            <text:p>2016-12-0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11-30T00:00:00" table:style-name="ce2">
            <text:p>2016-11-30</text:p>
          </table:table-cell>
          <table:table-cell office:value-type="string" table:style-name="ce4">
            <text:p>',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59/18</text:p>
          </table:table-cell>
          <table:table-cell office:value-type="string" table:style-name="ce3">
            <text:p>','</text:p>
          </table:table-cell>
          <table:table-cell office:value-type="date" office:date-value="2016-12-10T00:00:00" table:style-name="ce2">
            <text:p>2016-12-10</text:p>
          </table:table-cell>
          <table:table-cell office:value-type="string" table:style-name="ce3">
            <text:p>','</text:p>
          </table:table-cell>
          <table:table-cell office:value-type="date" office:date-value="2016-12-29T00:00:00" table:style-name="ce2">
            <text:p>2016-12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6-12-20T00:00:00" table:style-name="ce2">
            <text:p>2016-12-20</text:p>
          </table:table-cell>
          <table:table-cell office:value-type="string" table:style-name="ce4">
            <text:p>',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1</text:p>
          </table:table-cell>
          <table:table-cell office:value-type="string" table:style-name="ce3">
            <text:p>','</text:p>
          </table:table-cell>
          <table:table-cell office:value-type="date" office:date-value="2016-12-30T00:00:00" table:style-name="ce2">
            <text:p>2016-12-30</text:p>
          </table:table-cell>
          <table:table-cell office:value-type="string" table:style-name="ce3">
            <text:p>','</text:p>
          </table:table-cell>
          <table:table-cell office:value-type="date" office:date-value="2017-01-20T00:00:00" table:style-name="ce2">
            <text:p>2017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1-10T00:00:00" table:style-name="ce2">
            <text:p>2017-01-10</text:p>
          </table:table-cell>
          <table:table-cell office:value-type="string" table:style-name="ce4">
            <text:p>',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,'</text:p>
          </table:table-cell>
          <table:table-cell office:value-type="date" office:date-value="2017-01-26T00:00:00" table:style-name="ce2">
            <text:p>2017-01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2</text:p>
          </table:table-cell>
          <table:table-cell office:value-type="string" table:style-name="ce3">
            <text:p>','</text:p>
          </table:table-cell>
          <table:table-cell office:value-type="date" office:date-value="2017-01-21T00:00:00" table:style-name="ce2">
            <text:p>2017-01-21</text:p>
          </table:table-cell>
          <table:table-cell office:value-type="string" table:style-name="ce3">
            <text:p>','</text:p>
          </table:table-cell>
          <table:table-cell office:value-type="date" office:date-value="2017-02-10T00:00:00" table:style-name="ce2">
            <text:p>2017-02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1-31T00:00:00" table:style-name="ce2">
            <text:p>2017-01-31</text:p>
          </table:table-cell>
          <table:table-cell office:value-type="string" table:style-name="ce4">
            <text:p>',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,'</text:p>
          </table:table-cell>
          <table:table-cell office:value-type="date" office:date-value="2017-02-17T00:00:00" table:style-name="ce2">
            <text:p>2017-02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3</text:p>
          </table:table-cell>
          <table:table-cell office:value-type="string" table:style-name="ce3">
            <text:p>','</text:p>
          </table:table-cell>
          <table:table-cell office:value-type="date" office:date-value="2017-02-11T00:00:00" table:style-name="ce2">
            <text:p>2017-02-11</text:p>
          </table:table-cell>
          <table:table-cell office:value-type="string" table:style-name="ce3">
            <text:p>','</text:p>
          </table:table-cell>
          <table:table-cell office:value-type="date" office:date-value="2017-02-28T00:00:00" table:style-name="ce2">
            <text:p>2017-0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2-20T00:00:00" table:style-name="ce2">
            <text:p>2017-02-20</text:p>
          </table:table-cell>
          <table:table-cell office:value-type="string" table:style-name="ce4">
            <text:p>',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,'</text:p>
          </table:table-cell>
          <table:table-cell office:value-type="date" office:date-value="2017-03-06T00:00:00" table:style-name="ce2">
            <text:p>2017-03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4</text:p>
          </table:table-cell>
          <table:table-cell office:value-type="string" table:style-name="ce3">
            <text:p>','</text:p>
          </table:table-cell>
          <table:table-cell office:value-type="date" office:date-value="2017-03-01T00:00:00" table:style-name="ce2">
            <text:p>2017-03-01</text:p>
          </table:table-cell>
          <table:table-cell office:value-type="string" table:style-name="ce3">
            <text:p>','</text:p>
          </table:table-cell>
          <table:table-cell office:value-type="date" office:date-value="2017-03-20T00:00:00" table:style-name="ce2">
            <text:p>2017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3-10T00:00:00" table:style-name="ce2">
            <text:p>2017-03-10</text:p>
          </table:table-cell>
          <table:table-cell office:value-type="string" table:style-name="ce4">
            <text:p>',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,'</text:p>
          </table:table-cell>
          <table:table-cell office:value-type="date" office:date-value="2017-03-24T00:00:00" table:style-name="ce2">
            <text:p>2017-03-24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5</text:p>
          </table:table-cell>
          <table:table-cell office:value-type="string" table:style-name="ce3">
            <text:p>','</text:p>
          </table:table-cell>
          <table:table-cell office:value-type="date" office:date-value="2017-03-21T00:00:00" table:style-name="ce2">
            <text:p>2017-03-21</text:p>
          </table:table-cell>
          <table:table-cell office:value-type="string" table:style-name="ce3">
            <text:p>','</text:p>
          </table:table-cell>
          <table:table-cell office:value-type="date" office:date-value="2017-04-10T00:00:00" table:style-name="ce2">
            <text:p>2017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3-31T00:00:00" table:style-name="ce2">
            <text:p>2017-03-31</text:p>
          </table:table-cell>
          <table:table-cell office:value-type="string" table:style-name="ce4">
            <text:p>',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,'</text:p>
          </table:table-cell>
          <table:table-cell office:value-type="date" office:date-value="2017-04-18T00:00:00" table:style-name="ce2">
            <text:p>2017-04-1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9</text:p>
          </table:table-cell>
          <table:table-cell office:value-type="string" table:style-name="ce3">
            <text:p>','</text:p>
          </table:table-cell>
          <table:table-cell office:value-type="date" office:date-value="2017-06-13T00:00:00" table:style-name="ce2">
            <text:p>2017-06-13</text:p>
          </table:table-cell>
          <table:table-cell office:value-type="string" table:style-name="ce3">
            <text:p>','</text:p>
          </table:table-cell>
          <table:table-cell office:value-type="date" office:date-value="2017-06-30T00:00:00" table:style-name="ce2">
            <text:p>2017-06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6-20T00:00:00" table:style-name="ce2">
            <text:p>2017-06-20</text:p>
          </table:table-cell>
          <table:table-cell office:value-type="string" table:style-name="ce4">
            <text:p>',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,'</text:p>
          </table:table-cell>
          <table:table-cell office:value-type="date" office:date-value="2017-07-06T00:00:00" table:style-name="ce2">
            <text:p>2017-07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0</text:p>
          </table:table-cell>
          <table:table-cell office:value-type="string" table:style-name="ce3">
            <text:p>','</text:p>
          </table:table-cell>
          <table:table-cell office:value-type="date" office:date-value="2017-07-01T00:00:00" table:style-name="ce2">
            <text:p>2017-07-01</text:p>
          </table:table-cell>
          <table:table-cell office:value-type="string" table:style-name="ce3">
            <text:p>','</text:p>
          </table:table-cell>
          <table:table-cell office:value-type="date" office:date-value="2017-07-20T00:00:00" table:style-name="ce2">
            <text:p>2017-07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7-10T00:00:00" table:style-name="ce2">
            <text:p>2017-07-10</text:p>
          </table:table-cell>
          <table:table-cell office:value-type="string" table:style-name="ce4">
            <text:p>',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,'</text:p>
          </table:table-cell>
          <table:table-cell office:value-type="date" office:date-value="2017-07-26T00:00:00" table:style-name="ce2">
            <text:p>2017-07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1</text:p>
          </table:table-cell>
          <table:table-cell office:value-type="string" table:style-name="ce3">
            <text:p>','</text:p>
          </table:table-cell>
          <table:table-cell office:value-type="date" office:date-value="2017-07-21T00:00:00" table:style-name="ce2">
            <text:p>2017-07-21</text:p>
          </table:table-cell>
          <table:table-cell office:value-type="string" table:style-name="ce3">
            <text:p>','</text:p>
          </table:table-cell>
          <table:table-cell office:value-type="date" office:date-value="2017-08-10T00:00:00" table:style-name="ce2">
            <text:p>2017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7-31T00:00:00" table:style-name="ce2">
            <text:p>2017-07-31</text:p>
          </table:table-cell>
          <table:table-cell office:value-type="string" table:style-name="ce4">
            <text:p>',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,'</text:p>
          </table:table-cell>
          <table:table-cell office:value-type="date" office:date-value="2017-08-17T00:00:00" table:style-name="ce2">
            <text:p>2017-08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2</text:p>
          </table:table-cell>
          <table:table-cell office:value-type="string" table:style-name="ce3">
            <text:p>','</text:p>
          </table:table-cell>
          <table:table-cell office:value-type="date" office:date-value="2017-08-11T00:00:00" table:style-name="ce2">
            <text:p>2017-08-11</text:p>
          </table:table-cell>
          <table:table-cell office:value-type="string" table:style-name="ce3">
            <text:p>','</text:p>
          </table:table-cell>
          <table:table-cell office:value-type="date" office:date-value="2017-08-31T00:00:00" table:style-name="ce2">
            <text:p>2017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8-20T00:00:00" table:style-name="ce2">
            <text:p>2017-08-20</text:p>
          </table:table-cell>
          <table:table-cell office:value-type="string" table:style-name="ce4">
            <text:p>',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,'</text:p>
          </table:table-cell>
          <table:table-cell office:value-type="date" office:date-value="2017-09-06T00:00:00" table:style-name="ce2">
            <text:p>2017-09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3</text:p>
          </table:table-cell>
          <table:table-cell office:value-type="string" table:style-name="ce3">
            <text:p>','</text:p>
          </table:table-cell>
          <table:table-cell office:value-type="date" office:date-value="2017-09-01T00:00:00" table:style-name="ce2">
            <text:p>2017-09-01</text:p>
          </table:table-cell>
          <table:table-cell office:value-type="string" table:style-name="ce3">
            <text:p>','</text:p>
          </table:table-cell>
          <table:table-cell office:value-type="date" office:date-value="2017-09-20T00:00:00" table:style-name="ce2">
            <text:p>2017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9-10T00:00:00" table:style-name="ce2">
            <text:p>2017-09-10</text:p>
          </table:table-cell>
          <table:table-cell office:value-type="string" table:style-name="ce4">
            <text:p>',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,'</text:p>
          </table:table-cell>
          <table:table-cell office:value-type="date" office:date-value="2017-09-26T00:00:00" table:style-name="ce2">
            <text:p>2017-09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5</text:p>
          </table:table-cell>
          <table:table-cell office:value-type="string" table:style-name="ce3">
            <text:p>','</text:p>
          </table:table-cell>
          <table:table-cell office:value-type="date" office:date-value="2017-10-11T00:00:00" table:style-name="ce2">
            <text:p>2017-10-11</text:p>
          </table:table-cell>
          <table:table-cell office:value-type="string" table:style-name="ce3">
            <text:p>','</text:p>
          </table:table-cell>
          <table:table-cell office:value-type="date" office:date-value="2017-10-31T00:00:00" table:style-name="ce2">
            <text:p>2017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10-20T00:00:00" table:style-name="ce2">
            <text:p>2017-10-20</text:p>
          </table:table-cell>
          <table:table-cell office:value-type="string" table:style-name="ce4">
            <text:p>',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,'</text:p>
          </table:table-cell>
          <table:table-cell office:value-type="date" office:date-value="2017-11-06T00:00:00" table:style-name="ce2">
            <text:p>2017-11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6</text:p>
          </table:table-cell>
          <table:table-cell office:value-type="string" table:style-name="ce3">
            <text:p>','</text:p>
          </table:table-cell>
          <table:table-cell office:value-type="date" office:date-value="2017-11-01T00:00:00" table:style-name="ce2">
            <text:p>2017-11-01</text:p>
          </table:table-cell>
          <table:table-cell office:value-type="string" table:style-name="ce3">
            <text:p>','</text:p>
          </table:table-cell>
          <table:table-cell office:value-type="date" office:date-value="2017-11-20T00:00:00" table:style-name="ce2">
            <text:p>2017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11-10T00:00:00" table:style-name="ce2">
            <text:p>2017-11-10</text:p>
          </table:table-cell>
          <table:table-cell office:value-type="string" table:style-name="ce4">
            <text:p>',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,'</text:p>
          </table:table-cell>
          <table:table-cell office:value-type="date" office:date-value="2017-11-24T00:00:00" table:style-name="ce2">
            <text:p>2017-11-24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7</text:p>
          </table:table-cell>
          <table:table-cell office:value-type="string" table:style-name="ce3">
            <text:p>','</text:p>
          </table:table-cell>
          <table:table-cell office:value-type="date" office:date-value="2017-11-21T00:00:00" table:style-name="ce2">
            <text:p>2017-11-21</text:p>
          </table:table-cell>
          <table:table-cell office:value-type="string" table:style-name="ce3">
            <text:p>','</text:p>
          </table:table-cell>
          <table:table-cell office:value-type="date" office:date-value="2017-12-12T00:00:00" table:style-name="ce2">
            <text:p>2017-12-1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11-30T00:00:00" table:style-name="ce2">
            <text:p>2017-11-30</text:p>
          </table:table-cell>
          <table:table-cell office:value-type="string" table:style-name="ce4">
            <text:p>',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,'</text:p>
          </table:table-cell>
          <table:table-cell office:value-type="date" office:date-value="2017-12-18T00:00:00" table:style-name="ce2">
            <text:p>2017-12-1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8</text:p>
          </table:table-cell>
          <table:table-cell office:value-type="string" table:style-name="ce3">
            <text:p>','</text:p>
          </table:table-cell>
          <table:table-cell office:value-type="date" office:date-value="2017-12-13T00:00:00" table:style-name="ce2">
            <text:p>2017-12-13</text:p>
          </table:table-cell>
          <table:table-cell office:value-type="string" table:style-name="ce3">
            <text:p>','</text:p>
          </table:table-cell>
          <table:table-cell office:value-type="date" office:date-value="2017-12-29T00:00:00" table:style-name="ce2">
            <text:p>2017-12-2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12-20T00:00:00" table:style-name="ce2">
            <text:p>2017-12-20</text:p>
          </table:table-cell>
          <table:table-cell office:value-type="string" table:style-name="ce4">
            <text:p>',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,'</text:p>
          </table:table-cell>
          <table:table-cell office:value-type="date" office:date-value="2018-01-05T00:00:00" table:style-name="ce2">
            <text:p>2018-01-05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6</text:p>
          </table:table-cell>
          <table:table-cell office:value-type="string" table:style-name="ce3">
            <text:p>','</text:p>
          </table:table-cell>
          <table:table-cell office:value-type="date" office:date-value="2017-04-11T00:00:00" table:style-name="ce2">
            <text:p>2017-04-11</text:p>
          </table:table-cell>
          <table:table-cell office:value-type="string" table:style-name="ce3">
            <text:p>','</text:p>
          </table:table-cell>
          <table:table-cell office:value-type="date" office:date-value="2017-05-02T00:00:00" table:style-name="ce2">
            <text:p>2017-05-0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4-20T00:00:00" table:style-name="ce2">
            <text:p>2017-04-20</text:p>
          </table:table-cell>
          <table:table-cell office:value-type="string" table:style-name="ce4">
            <text:p>',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,'</text:p>
          </table:table-cell>
          <table:table-cell office:value-type="date" office:date-value="2017-05-08T00:00:00" table:style-name="ce2">
            <text:p>2017-05-0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14</text:p>
          </table:table-cell>
          <table:table-cell office:value-type="string" table:style-name="ce3">
            <text:p>','</text:p>
          </table:table-cell>
          <table:table-cell office:value-type="date" office:date-value="2017-09-21T00:00:00" table:style-name="ce2">
            <text:p>2017-09-21</text:p>
          </table:table-cell>
          <table:table-cell office:value-type="string" table:style-name="ce3">
            <text:p>','</text:p>
          </table:table-cell>
          <table:table-cell office:value-type="date" office:date-value="2017-10-10T00:00:00" table:style-name="ce2">
            <text:p>2017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9-30T00:00:00" table:style-name="ce2">
            <text:p>2017-09-30</text:p>
          </table:table-cell>
          <table:table-cell office:value-type="string" table:style-name="ce4">
            <text:p>',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,'</text:p>
          </table:table-cell>
          <table:table-cell office:value-type="date" office:date-value="2017-10-17T00:00:00" table:style-name="ce2">
            <text:p>2017-10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7</text:p>
          </table:table-cell>
          <table:table-cell office:value-type="string" table:style-name="ce3">
            <text:p>','</text:p>
          </table:table-cell>
          <table:table-cell office:value-type="date" office:date-value="2017-05-03T00:00:00" table:style-name="ce2">
            <text:p>2017-05-03</text:p>
          </table:table-cell>
          <table:table-cell office:value-type="string" table:style-name="ce3">
            <text:p>','</text:p>
          </table:table-cell>
          <table:table-cell office:value-type="date" office:date-value="2017-05-23T00:00:00" table:style-name="ce2">
            <text:p>2017-05-2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5-10T00:00:00" table:style-name="ce2">
            <text:p>2017-05-10</text:p>
          </table:table-cell>
          <table:table-cell office:value-type="string" table:style-name="ce4">
            <text:p>',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,'</text:p>
          </table:table-cell>
          <table:table-cell office:value-type="date" office:date-value="2017-05-29T00:00:00" table:style-name="ce2">
            <text:p>2017-05-29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0/08</text:p>
          </table:table-cell>
          <table:table-cell office:value-type="string" table:style-name="ce3">
            <text:p>','</text:p>
          </table:table-cell>
          <table:table-cell office:value-type="date" office:date-value="2017-05-24T00:00:00" table:style-name="ce2">
            <text:p>2017-05-24</text:p>
          </table:table-cell>
          <table:table-cell office:value-type="string" table:style-name="ce3">
            <text:p>','</text:p>
          </table:table-cell>
          <table:table-cell office:value-type="date" office:date-value="2017-06-12T00:00:00" table:style-name="ce2">
            <text:p>2017-06-1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7-05-31T00:00:00" table:style-name="ce2">
            <text:p>2017-05-31</text:p>
          </table:table-cell>
          <table:table-cell office:value-type="string" table:style-name="ce4">
            <text:p>',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,'</text:p>
          </table:table-cell>
          <table:table-cell office:value-type="date" office:date-value="2017-06-16T00:00:00" table:style-name="ce2">
            <text:p>2017-06-1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1</text:p>
          </table:table-cell>
          <table:table-cell office:value-type="string" table:style-name="ce3">
            <text:p>','</text:p>
          </table:table-cell>
          <table:table-cell office:value-type="date" office:date-value="2017-12-30T00:00:00" table:style-name="ce2">
            <text:p>2017-12-30</text:p>
          </table:table-cell>
          <table:table-cell office:value-type="string" table:style-name="ce3">
            <text:p>','</text:p>
          </table:table-cell>
          <table:table-cell office:value-type="date" office:date-value="2018-01-22T00:00:00" table:style-name="ce2">
            <text:p>2018-01-2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1-10T00:00:00" table:style-name="ce2">
            <text:p>2018-01-10</text:p>
          </table:table-cell>
          <table:table-cell office:value-type="string" table:style-name="ce4">
            <text:p>',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,'</text:p>
          </table:table-cell>
          <table:table-cell office:value-type="date" office:date-value="2018-01-29T00:00:00" table:style-name="ce2">
            <text:p>2018-01-29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2</text:p>
          </table:table-cell>
          <table:table-cell office:value-type="string" table:style-name="ce3">
            <text:p>','</text:p>
          </table:table-cell>
          <table:table-cell office:value-type="date" office:date-value="2018-01-23T00:00:00" table:style-name="ce2">
            <text:p>2018-01-23</text:p>
          </table:table-cell>
          <table:table-cell office:value-type="string" table:style-name="ce3">
            <text:p>','</text:p>
          </table:table-cell>
          <table:table-cell office:value-type="date" office:date-value="2018-02-09T00:00:00" table:style-name="ce2">
            <text:p>2018-02-09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1-31T00:00:00" table:style-name="ce2">
            <text:p>2018-01-31</text:p>
          </table:table-cell>
          <table:table-cell office:value-type="string" table:style-name="ce4">
            <text:p>',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,'</text:p>
          </table:table-cell>
          <table:table-cell office:value-type="date" office:date-value="2018-02-15T00:00:00" table:style-name="ce2">
            <text:p>2018-02-15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3</text:p>
          </table:table-cell>
          <table:table-cell office:value-type="string" table:style-name="ce3">
            <text:p>','</text:p>
          </table:table-cell>
          <table:table-cell office:value-type="date" office:date-value="2018-02-10T00:00:00" table:style-name="ce2">
            <text:p>2018-02-10</text:p>
          </table:table-cell>
          <table:table-cell office:value-type="string" table:style-name="ce3">
            <text:p>','</text:p>
          </table:table-cell>
          <table:table-cell office:value-type="date" office:date-value="2018-02-28T00:00:00" table:style-name="ce2">
            <text:p>2018-0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2-20T00:00:00" table:style-name="ce2">
            <text:p>2018-02-20</text:p>
          </table:table-cell>
          <table:table-cell office:value-type="string" table:style-name="ce4">
            <text:p>',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,'</text:p>
          </table:table-cell>
          <table:table-cell office:value-type="date" office:date-value="2018-03-06T00:00:00" table:style-name="ce2">
            <text:p>2018-03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4</text:p>
          </table:table-cell>
          <table:table-cell office:value-type="string" table:style-name="ce3">
            <text:p>','</text:p>
          </table:table-cell>
          <table:table-cell office:value-type="date" office:date-value="2018-03-01T00:00:00" table:style-name="ce2">
            <text:p>2018-03-01</text:p>
          </table:table-cell>
          <table:table-cell office:value-type="string" table:style-name="ce3">
            <text:p>','</text:p>
          </table:table-cell>
          <table:table-cell office:value-type="date" office:date-value="2018-03-20T00:00:00" table:style-name="ce2">
            <text:p>2018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3-10T00:00:00" table:style-name="ce2">
            <text:p>2018-03-10</text:p>
          </table:table-cell>
          <table:table-cell office:value-type="string" table:style-name="ce4">
            <text:p>',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,'</text:p>
          </table:table-cell>
          <table:table-cell office:value-type="date" office:date-value="2018-03-26T00:00:00" table:style-name="ce2">
            <text:p>2018-03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6</text:p>
          </table:table-cell>
          <table:table-cell office:value-type="string" table:style-name="ce3">
            <text:p>','</text:p>
          </table:table-cell>
          <table:table-cell office:value-type="date" office:date-value="2018-04-11T00:00:00" table:style-name="ce2">
            <text:p>2018-04-11</text:p>
          </table:table-cell>
          <table:table-cell office:value-type="string" table:style-name="ce3">
            <text:p>','</text:p>
          </table:table-cell>
          <table:table-cell office:value-type="date" office:date-value="2018-04-30T00:00:00" table:style-name="ce2">
            <text:p>2018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4-20T00:00:00" table:style-name="ce2">
            <text:p>2018-04-20</text:p>
          </table:table-cell>
          <table:table-cell office:value-type="string" table:style-name="ce4">
            <text:p>',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,'</text:p>
          </table:table-cell>
          <table:table-cell office:value-type="date" office:date-value="2018-05-07T00:00:00" table:style-name="ce2">
            <text:p>2018-05-0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7</text:p>
          </table:table-cell>
          <table:table-cell office:value-type="string" table:style-name="ce3">
            <text:p>','</text:p>
          </table:table-cell>
          <table:table-cell office:value-type="date" office:date-value="2018-05-01T00:00:00" table:style-name="ce2">
            <text:p>2018-05-01</text:p>
          </table:table-cell>
          <table:table-cell office:value-type="string" table:style-name="ce3">
            <text:p>','</text:p>
          </table:table-cell>
          <table:table-cell office:value-type="date" office:date-value="2018-05-21T00:00:00" table:style-name="ce2">
            <text:p>2018-05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5-10T00:00:00" table:style-name="ce2">
            <text:p>2018-05-10</text:p>
          </table:table-cell>
          <table:table-cell office:value-type="string" table:style-name="ce4">
            <text:p>',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,'</text:p>
          </table:table-cell>
          <table:table-cell office:value-type="date" office:date-value="2018-05-28T00:00:00" table:style-name="ce2">
            <text:p>2018-05-2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8</text:p>
          </table:table-cell>
          <table:table-cell office:value-type="string" table:style-name="ce3">
            <text:p>','</text:p>
          </table:table-cell>
          <table:table-cell office:value-type="date" office:date-value="2018-05-22T00:00:00" table:style-name="ce2">
            <text:p>2018-05-22</text:p>
          </table:table-cell>
          <table:table-cell office:value-type="string" table:style-name="ce3">
            <text:p>','</text:p>
          </table:table-cell>
          <table:table-cell office:value-type="date" office:date-value="2018-06-11T00:00:00" table:style-name="ce2">
            <text:p>2018-06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5-31T00:00:00" table:style-name="ce2">
            <text:p>2018-05-31</text:p>
          </table:table-cell>
          <table:table-cell office:value-type="string" table:style-name="ce4">
            <text:p>',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2</text:p>
          </table:table-cell>
          <table:table-cell office:value-type="string" table:style-name="ce3">
            <text:p>','</text:p>
          </table:table-cell>
          <table:table-cell office:value-type="date" office:date-value="2018-08-11T00:00:00" table:style-name="ce2">
            <text:p>2018-08-11</text:p>
          </table:table-cell>
          <table:table-cell office:value-type="string" table:style-name="ce3">
            <text:p>','</text:p>
          </table:table-cell>
          <table:table-cell office:value-type="date" office:date-value="2018-08-31T00:00:00" table:style-name="ce2">
            <text:p>2018-08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8-20T00:00:00" table:style-name="ce2">
            <text:p>2018-08-20</text:p>
          </table:table-cell>
          <table:table-cell office:value-type="string" table:style-name="ce4">
            <text:p>',</text:p>
          </table:table-cell>
          <table:table-cell office:value-type="float" office:value="1261" table:style-name="ce1">
            <text:p>1261</text:p>
          </table:table-cell>
          <table:table-cell office:value-type="string" table:style-name="ce1">
            <text:p>,'</text:p>
          </table:table-cell>
          <table:table-cell office:value-type="date" office:date-value="2018-09-06T00:00:00" table:style-name="ce2">
            <text:p>2018-09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3</text:p>
          </table:table-cell>
          <table:table-cell office:value-type="string" table:style-name="ce3">
            <text:p>','</text:p>
          </table:table-cell>
          <table:table-cell office:value-type="date" office:date-value="2018-09-01T00:00:00" table:style-name="ce2">
            <text:p>2018-09-01</text:p>
          </table:table-cell>
          <table:table-cell office:value-type="string" table:style-name="ce3">
            <text:p>','</text:p>
          </table:table-cell>
          <table:table-cell office:value-type="date" office:date-value="2018-09-20T00:00:00" table:style-name="ce2">
            <text:p>2018-09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9-10T00:00:00" table:style-name="ce2">
            <text:p>2018-09-10</text:p>
          </table:table-cell>
          <table:table-cell office:value-type="string" table:style-name="ce4">
            <text:p>',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,'</text:p>
          </table:table-cell>
          <table:table-cell office:value-type="date" office:date-value="2018-09-26T00:00:00" table:style-name="ce2">
            <text:p>2018-09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4</text:p>
          </table:table-cell>
          <table:table-cell office:value-type="string" table:style-name="ce3">
            <text:p>','</text:p>
          </table:table-cell>
          <table:table-cell office:value-type="date" office:date-value="2018-09-21T00:00:00" table:style-name="ce2">
            <text:p>2018-09-21</text:p>
          </table:table-cell>
          <table:table-cell office:value-type="string" table:style-name="ce3">
            <text:p>','</text:p>
          </table:table-cell>
          <table:table-cell office:value-type="date" office:date-value="2018-10-10T00:00:00" table:style-name="ce2">
            <text:p>2018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9-30T00:00:00" table:style-name="ce2">
            <text:p>2018-09-30</text:p>
          </table:table-cell>
          <table:table-cell office:value-type="string" table:style-name="ce4">
            <text:p>',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,'</text:p>
          </table:table-cell>
          <table:table-cell office:value-type="date" office:date-value="2018-10-17T00:00:00" table:style-name="ce2">
            <text:p>2018-10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5</text:p>
          </table:table-cell>
          <table:table-cell office:value-type="string" table:style-name="ce3">
            <text:p>','</text:p>
          </table:table-cell>
          <table:table-cell office:value-type="date" office:date-value="2018-10-11T00:00:00" table:style-name="ce2">
            <text:p>2018-10-11</text:p>
          </table:table-cell>
          <table:table-cell office:value-type="string" table:style-name="ce3">
            <text:p>','</text:p>
          </table:table-cell>
          <table:table-cell office:value-type="date" office:date-value="2018-10-31T00:00:00" table:style-name="ce2">
            <text:p>2018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10-20T00:00:00" table:style-name="ce2">
            <text:p>2018-10-20</text:p>
          </table:table-cell>
          <table:table-cell office:value-type="string" table:style-name="ce4">
            <text:p>',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,'</text:p>
          </table:table-cell>
          <table:table-cell office:value-type="date" office:date-value="2018-11-06T00:00:00" table:style-name="ce2">
            <text:p>2018-11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6</text:p>
          </table:table-cell>
          <table:table-cell office:value-type="string" table:style-name="ce3">
            <text:p>','</text:p>
          </table:table-cell>
          <table:table-cell office:value-type="date" office:date-value="2018-11-01T00:00:00" table:style-name="ce2">
            <text:p>2018-11-01</text:p>
          </table:table-cell>
          <table:table-cell office:value-type="string" table:style-name="ce3">
            <text:p>','</text:p>
          </table:table-cell>
          <table:table-cell office:value-type="date" office:date-value="2018-11-20T00:00:00" table:style-name="ce2">
            <text:p>2018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11-10T00:00:00" table:style-name="ce2">
            <text:p>2018-11-10</text:p>
          </table:table-cell>
          <table:table-cell office:value-type="string" table:style-name="ce4">
            <text:p>',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,'</text:p>
          </table:table-cell>
          <table:table-cell office:value-type="date" office:date-value="2018-11-26T00:00:00" table:style-name="ce2">
            <text:p>2018-11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7</text:p>
          </table:table-cell>
          <table:table-cell office:value-type="string" table:style-name="ce3">
            <text:p>','</text:p>
          </table:table-cell>
          <table:table-cell office:value-type="date" office:date-value="2018-11-21T00:00:00" table:style-name="ce2">
            <text:p>2018-11-21</text:p>
          </table:table-cell>
          <table:table-cell office:value-type="string" table:style-name="ce3">
            <text:p>','</text:p>
          </table:table-cell>
          <table:table-cell office:value-type="date" office:date-value="2018-12-11T00:00:00" table:style-name="ce2">
            <text:p>2018-1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11-30T00:00:00" table:style-name="ce2">
            <text:p>2018-11-30</text:p>
          </table:table-cell>
          <table:table-cell office:value-type="string" table:style-name="ce4">
            <text:p>',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,'</text:p>
          </table:table-cell>
          <table:table-cell office:value-type="date" office:date-value="2018-12-17T00:00:00" table:style-name="ce2">
            <text:p>2018-12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8</text:p>
          </table:table-cell>
          <table:table-cell office:value-type="string" table:style-name="ce3">
            <text:p>','</text:p>
          </table:table-cell>
          <table:table-cell office:value-type="date" office:date-value="2018-12-12T00:00:00" table:style-name="ce2">
            <text:p>2018-12-12</text:p>
          </table:table-cell>
          <table:table-cell office:value-type="string" table:style-name="ce3">
            <text:p>','</text:p>
          </table:table-cell>
          <table:table-cell office:value-type="date" office:date-value="2018-12-28T00:00:00" table:style-name="ce2">
            <text:p>2018-1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12-20T00:00:00" table:style-name="ce2">
            <text:p>2018-12-20</text:p>
          </table:table-cell>
          <table:table-cell office:value-type="string" table:style-name="ce4">
            <text:p>',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,'</text:p>
          </table:table-cell>
          <table:table-cell office:value-type="date" office:date-value="2019-01-07T00:00:00" table:style-name="ce2">
            <text:p>2019-01-0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9</text:p>
          </table:table-cell>
          <table:table-cell office:value-type="string" table:style-name="ce3">
            <text:p>','</text:p>
          </table:table-cell>
          <table:table-cell office:value-type="date" office:date-value="2018-06-12T00:00:00" table:style-name="ce2">
            <text:p>2018-06-12</text:p>
          </table:table-cell>
          <table:table-cell office:value-type="string" table:style-name="ce3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,'</text:p>
          </table:table-cell>
          <table:table-cell office:value-type="date" office:date-value="2018-07-09T00:00:00" table:style-name="ce2">
            <text:p>2018-07-09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0</text:p>
          </table:table-cell>
          <table:table-cell office:value-type="string" table:style-name="ce3">
            <text:p>','</text:p>
          </table:table-cell>
          <table:table-cell office:value-type="date" office:date-value="2018-07-03T00:00:00" table:style-name="ce2">
            <text:p>2018-07-03</text:p>
          </table:table-cell>
          <table:table-cell office:value-type="string" table:style-name="ce3">
            <text:p>','</text:p>
          </table:table-cell>
          <table:table-cell office:value-type="date" office:date-value="2018-07-23T00:00:00" table:style-name="ce2">
            <text:p>2018-07-2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7-10T00:00:00" table:style-name="ce2">
            <text:p>2018-07-10</text:p>
          </table:table-cell>
          <table:table-cell office:value-type="string" table:style-name="ce4">
            <text:p>',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,'</text:p>
          </table:table-cell>
          <table:table-cell office:value-type="date" office:date-value="2018-07-26T00:00:00" table:style-name="ce2">
            <text:p>2018-07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11</text:p>
          </table:table-cell>
          <table:table-cell office:value-type="string" table:style-name="ce3">
            <text:p>','</text:p>
          </table:table-cell>
          <table:table-cell office:value-type="date" office:date-value="2018-07-24T00:00:00" table:style-name="ce2">
            <text:p>2018-07-24</text:p>
          </table:table-cell>
          <table:table-cell office:value-type="string" table:style-name="ce3">
            <text:p>','</text:p>
          </table:table-cell>
          <table:table-cell office:value-type="date" office:date-value="2018-08-10T00:00:00" table:style-name="ce2">
            <text:p>2018-08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7-31T00:00:00" table:style-name="ce2">
            <text:p>2018-07-31</text:p>
          </table:table-cell>
          <table:table-cell office:value-type="string" table:style-name="ce4">
            <text:p>',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,'</text:p>
          </table:table-cell>
          <table:table-cell office:value-type="date" office:date-value="2018-08-17T00:00:00" table:style-name="ce2">
            <text:p>2018-08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1/05</text:p>
          </table:table-cell>
          <table:table-cell office:value-type="string" table:style-name="ce3">
            <text:p>','</text:p>
          </table:table-cell>
          <table:table-cell office:value-type="date" office:date-value="2018-03-21T00:00:00" table:style-name="ce2">
            <text:p>2018-03-21</text:p>
          </table:table-cell>
          <table:table-cell office:value-type="string" table:style-name="ce3">
            <text:p>','</text:p>
          </table:table-cell>
          <table:table-cell office:value-type="date" office:date-value="2018-04-10T00:00:00" table:style-name="ce2">
            <text:p>2018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8-03-31T00:00:00" table:style-name="ce2">
            <text:p>2018-03-31</text:p>
          </table:table-cell>
          <table:table-cell office:value-type="string" table:style-name="ce4">
            <text:p>',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,'</text:p>
          </table:table-cell>
          <table:table-cell office:value-type="date" office:date-value="2018-04-17T00:00:00" table:style-name="ce2">
            <text:p>2018-04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1</text:p>
          </table:table-cell>
          <table:table-cell office:value-type="string" table:style-name="ce3">
            <text:p>','</text:p>
          </table:table-cell>
          <table:table-cell office:value-type="date" office:date-value="2018-12-29T00:00:00" table:style-name="ce2">
            <text:p>2018-12-29</text:p>
          </table:table-cell>
          <table:table-cell office:value-type="string" table:style-name="ce3">
            <text:p>','</text:p>
          </table:table-cell>
          <table:table-cell office:value-type="date" office:date-value="2019-01-21T00:00:00" table:style-name="ce2">
            <text:p>2019-01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1-10T00:00:00" table:style-name="ce2">
            <text:p>2019-01-10</text:p>
          </table:table-cell>
          <table:table-cell office:value-type="string" table:style-name="ce4">
            <text:p>',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,'</text:p>
          </table:table-cell>
          <table:table-cell office:value-type="date" office:date-value="2019-01-28T00:00:00" table:style-name="ce2">
            <text:p>2019-01-2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2</text:p>
          </table:table-cell>
          <table:table-cell office:value-type="string" table:style-name="ce3">
            <text:p>','</text:p>
          </table:table-cell>
          <table:table-cell office:value-type="date" office:date-value="2019-01-22T00:00:00" table:style-name="ce2">
            <text:p>2019-01-22</text:p>
          </table:table-cell>
          <table:table-cell office:value-type="string" table:style-name="ce3">
            <text:p>','</text:p>
          </table:table-cell>
          <table:table-cell office:value-type="date" office:date-value="2019-02-11T00:00:00" table:style-name="ce2">
            <text:p>2019-0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1-31T00:00:00" table:style-name="ce2">
            <text:p>2019-01-31</text:p>
          </table:table-cell>
          <table:table-cell office:value-type="string" table:style-name="ce4">
            <text:p>',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,'</text:p>
          </table:table-cell>
          <table:table-cell office:value-type="date" office:date-value="2019-02-18T00:00:00" table:style-name="ce2">
            <text:p>2019-02-1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3</text:p>
          </table:table-cell>
          <table:table-cell office:value-type="string" table:style-name="ce3">
            <text:p>','</text:p>
          </table:table-cell>
          <table:table-cell office:value-type="date" office:date-value="2019-02-12T00:00:00" table:style-name="ce2">
            <text:p>2019-02-12</text:p>
          </table:table-cell>
          <table:table-cell office:value-type="string" table:style-name="ce3">
            <text:p>','</text:p>
          </table:table-cell>
          <table:table-cell office:value-type="date" office:date-value="2019-02-28T00:00:00" table:style-name="ce2">
            <text:p>2019-02-28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2-20T00:00:00" table:style-name="ce2">
            <text:p>2019-02-20</text:p>
          </table:table-cell>
          <table:table-cell office:value-type="string" table:style-name="ce4">
            <text:p>',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,'</text:p>
          </table:table-cell>
          <table:table-cell office:value-type="date" office:date-value="2019-03-06T00:00:00" table:style-name="ce2">
            <text:p>2019-03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4</text:p>
          </table:table-cell>
          <table:table-cell office:value-type="string" table:style-name="ce3">
            <text:p>','</text:p>
          </table:table-cell>
          <table:table-cell office:value-type="date" office:date-value="2019-03-01T00:00:00" table:style-name="ce2">
            <text:p>2019-03-01</text:p>
          </table:table-cell>
          <table:table-cell office:value-type="string" table:style-name="ce3">
            <text:p>','</text:p>
          </table:table-cell>
          <table:table-cell office:value-type="date" office:date-value="2019-03-20T00:00:00" table:style-name="ce2">
            <text:p>2019-03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3-10T00:00:00" table:style-name="ce2">
            <text:p>2019-03-10</text:p>
          </table:table-cell>
          <table:table-cell office:value-type="string" table:style-name="ce4">
            <text:p>',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,'</text:p>
          </table:table-cell>
          <table:table-cell office:value-type="date" office:date-value="2019-03-26T00:00:00" table:style-name="ce2">
            <text:p>2019-03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5</text:p>
          </table:table-cell>
          <table:table-cell office:value-type="string" table:style-name="ce3">
            <text:p>','</text:p>
          </table:table-cell>
          <table:table-cell office:value-type="date" office:date-value="2019-03-21T00:00:00" table:style-name="ce2">
            <text:p>2019-03-21</text:p>
          </table:table-cell>
          <table:table-cell office:value-type="string" table:style-name="ce3">
            <text:p>','</text:p>
          </table:table-cell>
          <table:table-cell office:value-type="date" office:date-value="2019-04-10T00:00:00" table:style-name="ce2">
            <text:p>2019-04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3-31T00:00:00" table:style-name="ce2">
            <text:p>2019-03-31</text:p>
          </table:table-cell>
          <table:table-cell office:value-type="string" table:style-name="ce4">
            <text:p>',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,'</text:p>
          </table:table-cell>
          <table:table-cell office:value-type="date" office:date-value="2019-04-17T00:00:00" table:style-name="ce2">
            <text:p>2019-04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6</text:p>
          </table:table-cell>
          <table:table-cell office:value-type="string" table:style-name="ce3">
            <text:p>','</text:p>
          </table:table-cell>
          <table:table-cell office:value-type="date" office:date-value="2019-04-11T00:00:00" table:style-name="ce2">
            <text:p>2019-04-11</text:p>
          </table:table-cell>
          <table:table-cell office:value-type="string" table:style-name="ce3">
            <text:p>','</text:p>
          </table:table-cell>
          <table:table-cell office:value-type="date" office:date-value="2019-04-30T00:00:00" table:style-name="ce2">
            <text:p>2019-04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4-20T00:00:00" table:style-name="ce2">
            <text:p>2019-04-20</text:p>
          </table:table-cell>
          <table:table-cell office:value-type="string" table:style-name="ce4">
            <text:p>',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,'</text:p>
          </table:table-cell>
          <table:table-cell office:value-type="date" office:date-value="2019-05-07T00:00:00" table:style-name="ce2">
            <text:p>2019-05-0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9</text:p>
          </table:table-cell>
          <table:table-cell office:value-type="string" table:style-name="ce3">
            <text:p>','</text:p>
          </table:table-cell>
          <table:table-cell office:value-type="date" office:date-value="2019-06-11T00:00:00" table:style-name="ce2">
            <text:p>2019-06-11</text:p>
          </table:table-cell>
          <table:table-cell office:value-type="string" table:style-name="ce3">
            <text:p>','</text:p>
          </table:table-cell>
          <table:table-cell office:value-type="date" office:date-value="2019-07-01T00:00:00" table:style-name="ce2">
            <text:p>2019-07-0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6-20T00:00:00" table:style-name="ce2">
            <text:p>2019-06-20</text:p>
          </table:table-cell>
          <table:table-cell office:value-type="string" table:style-name="ce4">
            <text:p>',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,'</text:p>
          </table:table-cell>
          <table:table-cell office:value-type="date" office:date-value="2019-07-08T00:00:00" table:style-name="ce2">
            <text:p>2019-07-0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2</text:p>
          </table:table-cell>
          <table:table-cell office:value-type="string" table:style-name="ce3">
            <text:p>','</text:p>
          </table:table-cell>
          <table:table-cell office:value-type="date" office:date-value="2019-08-14T00:00:00" table:style-name="ce2">
            <text:p>2019-08-14</text:p>
          </table:table-cell>
          <table:table-cell office:value-type="string" table:style-name="ce3">
            <text:p>','</text:p>
          </table:table-cell>
          <table:table-cell office:value-type="date" office:date-value="2019-09-02T00:00:00" table:style-name="ce2">
            <text:p>2019-09-0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8-20T00:00:00" table:style-name="ce2">
            <text:p>2019-08-20</text:p>
          </table:table-cell>
          <table:table-cell office:value-type="string" table:style-name="ce4">
            <text:p>',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,'</text:p>
          </table:table-cell>
          <table:table-cell office:value-type="date" office:date-value="2019-09-09T00:00:00" table:style-name="ce2">
            <text:p>2019-09-09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5</text:p>
          </table:table-cell>
          <table:table-cell office:value-type="string" table:style-name="ce3">
            <text:p>','</text:p>
          </table:table-cell>
          <table:table-cell office:value-type="date" office:date-value="2019-10-11T00:00:00" table:style-name="ce2">
            <text:p>2019-10-11</text:p>
          </table:table-cell>
          <table:table-cell office:value-type="string" table:style-name="ce3">
            <text:p>','</text:p>
          </table:table-cell>
          <table:table-cell office:value-type="date" office:date-value="2019-10-31T00:00:00" table:style-name="ce2">
            <text:p>2019-10-3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10-20T00:00:00" table:style-name="ce2">
            <text:p>2019-10-20</text:p>
          </table:table-cell>
          <table:table-cell office:value-type="string" table:style-name="ce4">
            <text:p>',</text:p>
          </table:table-cell>
          <table:table-cell office:value-type="float" office:value="1562" table:style-name="ce1">
            <text:p>1562</text:p>
          </table:table-cell>
          <table:table-cell office:value-type="string" table:style-name="ce1">
            <text:p>,'</text:p>
          </table:table-cell>
          <table:table-cell office:value-type="date" office:date-value="2019-11-06T00:00:00" table:style-name="ce2">
            <text:p>2019-11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6</text:p>
          </table:table-cell>
          <table:table-cell office:value-type="string" table:style-name="ce3">
            <text:p>','</text:p>
          </table:table-cell>
          <table:table-cell office:value-type="date" office:date-value="2019-11-01T00:00:00" table:style-name="ce2">
            <text:p>2019-11-01</text:p>
          </table:table-cell>
          <table:table-cell office:value-type="string" table:style-name="ce3">
            <text:p>','</text:p>
          </table:table-cell>
          <table:table-cell office:value-type="date" office:date-value="2019-11-20T00:00:00" table:style-name="ce2">
            <text:p>2019-1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11-10T00:00:00" table:style-name="ce2">
            <text:p>2019-11-10</text:p>
          </table:table-cell>
          <table:table-cell office:value-type="string" table:style-name="ce4">
            <text:p>',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,'</text:p>
          </table:table-cell>
          <table:table-cell office:value-type="date" office:date-value="2019-11-26T00:00:00" table:style-name="ce2">
            <text:p>2019-11-2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7</text:p>
          </table:table-cell>
          <table:table-cell office:value-type="string" table:style-name="ce3">
            <text:p>','</text:p>
          </table:table-cell>
          <table:table-cell office:value-type="date" office:date-value="2019-11-21T00:00:00" table:style-name="ce2">
            <text:p>2019-11-21</text:p>
          </table:table-cell>
          <table:table-cell office:value-type="string" table:style-name="ce3">
            <text:p>','</text:p>
          </table:table-cell>
          <table:table-cell office:value-type="date" office:date-value="2019-12-11T00:00:00" table:style-name="ce2">
            <text:p>2019-1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11-30T00:00:00" table:style-name="ce2">
            <text:p>2019-11-30</text:p>
          </table:table-cell>
          <table:table-cell office:value-type="string" table:style-name="ce4">
            <text:p>',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,'</text:p>
          </table:table-cell>
          <table:table-cell office:value-type="date" office:date-value="2019-12-17T00:00:00" table:style-name="ce2">
            <text:p>2019-12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8</text:p>
          </table:table-cell>
          <table:table-cell office:value-type="string" table:style-name="ce3">
            <text:p>','</text:p>
          </table:table-cell>
          <table:table-cell office:value-type="date" office:date-value="2019-05-22T00:00:00" table:style-name="ce2">
            <text:p>2019-05-22</text:p>
          </table:table-cell>
          <table:table-cell office:value-type="string" table:style-name="ce3">
            <text:p>','</text:p>
          </table:table-cell>
          <table:table-cell office:value-type="date" office:date-value="2019-06-10T00:00:00" table:style-name="ce2">
            <text:p>2019-06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5-31T00:00:00" table:style-name="ce2">
            <text:p>2019-05-31</text:p>
          </table:table-cell>
          <table:table-cell office:value-type="string" table:style-name="ce4">
            <text:p>',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,'</text:p>
          </table:table-cell>
          <table:table-cell office:value-type="date" office:date-value="2019-06-17T00:00:00" table:style-name="ce2">
            <text:p>2019-06-1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07</text:p>
          </table:table-cell>
          <table:table-cell office:value-type="string" table:style-name="ce3">
            <text:p>','</text:p>
          </table:table-cell>
          <table:table-cell office:value-type="date" office:date-value="2019-05-01T00:00:00" table:style-name="ce2">
            <text:p>2019-05-01</text:p>
          </table:table-cell>
          <table:table-cell office:value-type="string" table:style-name="ce3">
            <text:p>','</text:p>
          </table:table-cell>
          <table:table-cell office:value-type="date" office:date-value="2019-05-21T00:00:00" table:style-name="ce2">
            <text:p>2019-05-2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5-10T00:00:00" table:style-name="ce2">
            <text:p>2019-05-10</text:p>
          </table:table-cell>
          <table:table-cell office:value-type="string" table:style-name="ce4">
            <text:p>',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,'</text:p>
          </table:table-cell>
          <table:table-cell office:value-type="date" office:date-value="2019-05-28T00:00:00" table:style-name="ce2">
            <text:p>2019-05-28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0</text:p>
          </table:table-cell>
          <table:table-cell office:value-type="string" table:style-name="ce3">
            <text:p>','</text:p>
          </table:table-cell>
          <table:table-cell office:value-type="date" office:date-value="2019-07-02T00:00:00" table:style-name="ce2">
            <text:p>2019-07-02</text:p>
          </table:table-cell>
          <table:table-cell office:value-type="string" table:style-name="ce3">
            <text:p>','</text:p>
          </table:table-cell>
          <table:table-cell office:value-type="date" office:date-value="2019-07-22T00:00:00" table:style-name="ce2">
            <text:p>2019-07-22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7-10T00:00:00" table:style-name="ce2">
            <text:p>2019-07-10</text:p>
          </table:table-cell>
          <table:table-cell office:value-type="string" table:style-name="ce4">
            <text:p>',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,'</text:p>
          </table:table-cell>
          <table:table-cell office:value-type="date" office:date-value="2019-07-30T00:00:00" table:style-name="ce2">
            <text:p>2019-07-30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1</text:p>
          </table:table-cell>
          <table:table-cell office:value-type="string" table:style-name="ce3">
            <text:p>','</text:p>
          </table:table-cell>
          <table:table-cell office:value-type="date" office:date-value="2019-07-23T00:00:00" table:style-name="ce2">
            <text:p>2019-07-23</text:p>
          </table:table-cell>
          <table:table-cell office:value-type="string" table:style-name="ce3">
            <text:p>','</text:p>
          </table:table-cell>
          <table:table-cell office:value-type="date" office:date-value="2019-08-13T00:00:00" table:style-name="ce2">
            <text:p>2019-08-1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7-31T00:00:00" table:style-name="ce2">
            <text:p>2019-07-31</text:p>
          </table:table-cell>
          <table:table-cell office:value-type="string" table:style-name="ce4">
            <text:p>',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,'</text:p>
          </table:table-cell>
          <table:table-cell office:value-type="date" office:date-value="2019-08-19T00:00:00" table:style-name="ce2">
            <text:p>2019-08-19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4</text:p>
          </table:table-cell>
          <table:table-cell office:value-type="string" table:style-name="ce3">
            <text:p>','</text:p>
          </table:table-cell>
          <table:table-cell office:value-type="date" office:date-value="2019-09-24T00:00:00" table:style-name="ce2">
            <text:p>2019-09-24</text:p>
          </table:table-cell>
          <table:table-cell office:value-type="string" table:style-name="ce3">
            <text:p>','</text:p>
          </table:table-cell>
          <table:table-cell office:value-type="date" office:date-value="2019-10-10T00:00:00" table:style-name="ce2">
            <text:p>2019-10-1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9-30T00:00:00" table:style-name="ce2">
            <text:p>2019-09-30</text:p>
          </table:table-cell>
          <table:table-cell office:value-type="string" table:style-name="ce4">
            <text:p>',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,'</text:p>
          </table:table-cell>
          <table:table-cell office:value-type="date" office:date-value="2019-10-16T00:00:00" table:style-name="ce2">
            <text:p>2019-10-1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3</text:p>
          </table:table-cell>
          <table:table-cell office:value-type="string" table:style-name="ce3">
            <text:p>','</text:p>
          </table:table-cell>
          <table:table-cell office:value-type="date" office:date-value="2019-09-03T00:00:00" table:style-name="ce2">
            <text:p>2019-09-03</text:p>
          </table:table-cell>
          <table:table-cell office:value-type="string" table:style-name="ce3">
            <text:p>','</text:p>
          </table:table-cell>
          <table:table-cell office:value-type="date" office:date-value="2019-09-23T00:00:00" table:style-name="ce2">
            <text:p>2019-09-23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09-10T00:00:00" table:style-name="ce2">
            <text:p>2019-09-10</text:p>
          </table:table-cell>
          <table:table-cell office:value-type="string" table:style-name="ce4">
            <text:p>',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,'</text:p>
          </table:table-cell>
          <table:table-cell office:value-type="date" office:date-value="2019-09-27T00:00:00" table:style-name="ce2">
            <text:p>2019-09-2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2/18</text:p>
          </table:table-cell>
          <table:table-cell office:value-type="string" table:style-name="ce3">
            <text:p>','</text:p>
          </table:table-cell>
          <table:table-cell office:value-type="date" office:date-value="2019-12-12T00:00:00" table:style-name="ce2">
            <text:p>2019-12-12</text:p>
          </table:table-cell>
          <table:table-cell office:value-type="string" table:style-name="ce3">
            <text:p>','</text:p>
          </table:table-cell>
          <table:table-cell office:value-type="date" office:date-value="2019-12-30T00:00:00" table:style-name="ce2">
            <text:p>2019-12-3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19-12-20T00:00:00" table:style-name="ce2">
            <text:p>2019-12-20</text:p>
          </table:table-cell>
          <table:table-cell office:value-type="string" table:style-name="ce4">
            <text:p>',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,'</text:p>
          </table:table-cell>
          <table:table-cell office:value-type="date" office:date-value="2020-01-06T00:00:00" table:style-name="ce2">
            <text:p>2020-01-06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3/01</text:p>
          </table:table-cell>
          <table:table-cell office:value-type="string" table:style-name="ce3">
            <text:p>','</text:p>
          </table:table-cell>
          <table:table-cell office:value-type="date" office:date-value="2019-12-31T00:00:00" table:style-name="ce2">
            <text:p>2019-12-31</text:p>
          </table:table-cell>
          <table:table-cell office:value-type="string" table:style-name="ce3">
            <text:p>','</text:p>
          </table:table-cell>
          <table:table-cell office:value-type="date" office:date-value="2020-01-20T00:00:00" table:style-name="ce2">
            <text:p>2020-01-20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20-01-10T00:00:00" table:style-name="ce2">
            <text:p>2020-01-10</text:p>
          </table:table-cell>
          <table:table-cell office:value-type="string" table:style-name="ce4">
            <text:p>',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,'</text:p>
          </table:table-cell>
          <table:table-cell office:value-type="date" office:date-value="2020-01-27T00:00:00" table:style-name="ce2">
            <text:p>2020-01-27</text:p>
          </table:table-cell>
          <table:table-cell office:value-type="string" table:style-name="ce3">
            <text:p>'),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('</text:p>
          </table:table-cell>
          <table:table-cell office:value-type="string" table:style-name="ce1">
            <text:p>2563/02</text:p>
          </table:table-cell>
          <table:table-cell office:value-type="string" table:style-name="ce3">
            <text:p>','</text:p>
          </table:table-cell>
          <table:table-cell office:value-type="date" office:date-value="2020-01-21T00:00:00" table:style-name="ce2">
            <text:p>2020-01-21</text:p>
          </table:table-cell>
          <table:table-cell office:value-type="string" table:style-name="ce3">
            <text:p>','</text:p>
          </table:table-cell>
          <table:table-cell office:value-type="date" office:date-value="2020-02-11T00:00:00" table:style-name="ce2">
            <text:p>2020-02-11</text:p>
          </table:table-cell>
          <table:table-cell office:value-type="string" table:style-name="ce3">
            <text:p>','</text:p>
          </table:table-cell>
          <table:table-cell table:style-name="ce1"/>
          <table:table-cell office:value-type="string" table:style-name="ce3">
            <text:p>','</text:p>
          </table:table-cell>
          <table:table-cell office:value-type="date" office:date-value="2020-01-31T00:00:00" table:style-name="ce2">
            <text:p>2020-01-31</text:p>
          </table:table-cell>
          <table:table-cell office:value-type="string" table:style-name="ce4">
            <text:p>',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,'</text:p>
          </table:table-cell>
          <table:table-cell office:value-type="date" office:date-value="2020-02-18T00:00:00" table:style-name="ce2">
            <text:p>2020-02-18</text:p>
          </table:table-cell>
          <table:table-cell office:value-type="string" table:style-name="ce3">
            <text:p>')</text:p>
          </table:table-cell>
          <table:table-cell table:number-columns-repeated="16369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Rattapol Apipoltanakorn</dc:creator>
    <meta:creation-date>2020-03-09T13:24:26Z</meta:creation-date>
    <dc:date>2020-03-13T03:45:56Z</dc:date>
    <meta:editing-cycles>1</meta:editing-cycles>
    <meta:editing-duration>PT38S</meta:editing-duration>
  </office:meta>
</office:document-meta>
</file>